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05cm" fo:min-width="9.1cm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4cm" fo:min-width="1.45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48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71cm" fo:min-width="1.5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25cm" fo:min-width="1.52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923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1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85cm" fo:min-width="2.751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6.85cm" fo:min-width="25.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9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5.35cm" fo:min-width="24.9cm"/>
    </style:style>
    <style:style style:name="gr16" style:family="graphic" style:parent-style-name="standard">
      <style:graphic-properties draw:stroke="none" draw:fill="none" fo:min-height="0.705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25cm" fo:min-width="24.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8.25cm" fo:min-width="23.8cm"/>
    </style:style>
    <style:style style:name="gr19" style:family="graphic" style:parent-style-name="standard">
      <style:graphic-properties draw:stroke="none" draw:fill="none" fo:min-height="0.605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56cm" fo:min-width="2.079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4.179cm" fo:padding-top="0.142cm" fo:padding-bottom="0.142cm" fo:padding-left="0.267cm" fo:padding-right="0.267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1.15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1.552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16cm" fo:min-width="2.2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2.248cm" fo:padding-top="0.142cm" fo:padding-bottom="0.142cm" fo:padding-left="0.267cm" fo:padding-right="0.267cm"/>
    </style:style>
    <style:style style:name="gr2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0.65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29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6cm" fo:min-width="1.466cm" fo:padding-top="0.142cm" fo:padding-bottom="0.142cm" fo:padding-left="0.267cm" fo:padding-right="0.267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47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34cm" fo:min-width="2.7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11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19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3cm" fo:min-width="1.8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0.986cm"/>
    </style:style>
    <style:style style:name="gr39" style:family="graphic">
      <style:graphic-properties style:protect="size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24cm" fo:min-width="2.552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-color="#000080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42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1.024cm" fo:min-width="1.552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-color="#008000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22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198cm"/>
    </style:style>
    <style:style style:name="gr46" style:family="graphic" style:parent-style-name="standard">
      <style:graphic-properties draw:stroke="none" svg:stroke-color="#000000" draw:fill="none" draw:fill-color="#ffffff" fo:min-height="1.40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266cm" fo:padding-top="0.142cm" fo:padding-bottom="0.142cm" fo:padding-left="0.267cm" fo:padding-right="0.267cm"/>
    </style:style>
    <style:style style:name="gr4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0.95cm" fo:min-width="24.9cm"/>
    </style:style>
    <style:style style:name="gr5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95cm" fo:min-width="24.4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16cm" fo:min-width="1.479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1.566c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16cm" fo:min-width="2.779cm" fo:padding-top="0.142cm" fo:padding-bottom="0.142cm" fo:padding-left="0.267cm" fo:padding-right="0.267cm"/>
    </style:style>
    <style:style style:name="gr5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684cm" fo:min-width="9.234cm" fo:padding-top="0.178cm" fo:padding-bottom="0.178cm" fo:padding-left="0.303cm" fo:padding-right="0.303cm"/>
    </style:style>
    <style:style style:name="gr55" style:family="graphic" style:parent-style-name="standard">
      <style:graphic-properties draw:stroke="none" svg:stroke-color="#000000" draw:fill="none" draw:fill-color="#ffffff" fo:min-height="1.423cm"/>
    </style:style>
    <style:style style:name="gr5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2cm" fo:padding-top="0.139cm" fo:padding-bottom="0.139cm" fo:padding-left="0.264cm" fo:padding-right="0.264cm"/>
    </style:style>
    <style:style style:name="gr5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1cm" fo:min-width="3.662cm" fo:padding-top="0.139cm" fo:padding-bottom="0.139cm" fo:padding-left="0.264cm" fo:padding-right="0.264cm"/>
    </style:style>
    <style:style style:name="gr58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5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3cm" fo:min-width="3.662cm" fo:padding-top="0.139cm" fo:padding-bottom="0.139cm" fo:padding-left="0.264cm" fo:padding-right="0.264cm"/>
    </style:style>
    <style:style style:name="gr6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4cm" fo:padding-top="0.139cm" fo:padding-bottom="0.139cm" fo:padding-left="0.264cm" fo:padding-right="0.264cm"/>
    </style:style>
    <style:style style:name="gr61" style:family="graphic" style:parent-style-name="objectwithoutfill">
      <style:graphic-properties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1cm" fo:padding-top="0.139cm" fo:padding-bottom="0.139cm" fo:padding-left="0.264cm" fo:padding-right="0.264cm"/>
    </style:style>
    <style:style style:name="gr63" style:family="graphic" style:parent-style-name="objectwithoutfill">
      <style:graphic-properties svg:stroke-width="0.028cm" svg:stroke-color="#0000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4" style:family="graphic" style:parent-style-name="standard">
      <style:graphic-properties draw:stroke="none" svg:stroke-color="#000000" draw:fill="none" draw:fill-color="#ffffff" fo:min-height="0.85cm"/>
    </style:style>
    <style:style style:name="gr65" style:family="graphic" style:parent-style-name="standard">
      <style:graphic-properties draw:stroke="none" svg:stroke-color="#000000" draw:fill="none" draw:fill-color="#ffffff" fo:min-height="1.5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71cm"/>
    </style:style>
    <style:style style:name="gr67" style:family="graphic" style:parent-style-name="standard">
      <style:graphic-properties draw:stroke="none" svg:stroke-color="#000000" draw:fill="none" draw:fill-color="#ffffff" fo:min-height="1.575cm"/>
    </style:style>
    <style:style style:name="gr68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418cm" fo:min-width="4.268cm" fo:padding-top="0.178cm" fo:padding-bottom="0.178cm" fo:padding-left="0.303cm" fo:padding-right="0.303cm"/>
    </style:style>
    <style:style style:name="gr6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4.788cm" fo:min-width="12.938cm" fo:padding-top="0.178cm" fo:padding-bottom="0.178cm" fo:padding-left="0.303cm" fo:padding-right="0.303cm"/>
    </style:style>
    <style:style style:name="gr70" style:family="graphic" style:parent-style-name="standard">
      <style:graphic-properties draw:stroke="none" draw:fill="none" fo:min-height="0.789cm"/>
    </style:style>
    <style:style style:name="gr71" style:family="graphic" style:parent-style-name="objectwithoutfill">
      <style:graphic-properties draw:stroke="solid" draw:stroke-dash="Fine_20_Dashed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draw:stroke="solid" draw:stroke-dash="Fine_20_Dashed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3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4" style:family="graphic" style:parent-style-name="objectwithoutfill">
      <style:graphic-properties draw:stroke="solid" draw:stroke-dash="Ultrafine_20_2_20_Dots_20_3_20_Dashes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6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7" style:family="graphic" style:parent-style-name="objectwithoutfill">
      <style:graphic-properties draw:stroke="solid" draw:stroke-dash="Fine_20_Dashed" svg:stroke-width="0.053cm" svg:stroke-color="#0000ff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8" style:family="graphic" style:parent-style-name="objectwithoutfill">
      <style:graphic-properties draw:marker-end="Arrow" draw:marker-end-width="0.3cm" draw:fill="none" draw:textarea-vertical-align="middle"/>
    </style:style>
    <style:style style:name="gr7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578cm" fo:min-width="9.128cm" fo:padding-top="0.178cm" fo:padding-bottom="0.178cm" fo:padding-left="0.303cm" fo:padding-right="0.303cm"/>
    </style:style>
    <style:style style:name="gr80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2cm"/>
    </style:style>
    <style:style style:name="gr81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3cm"/>
    </style:style>
    <style:style style:name="gr82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06cm" fo:min-width="15.41cm" fo:padding-top="0.178cm" fo:padding-bottom="0.178cm" fo:padding-left="0.303cm" fo:padding-right="0.303cm"/>
    </style:style>
    <style:style style:name="gr83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271cm" fo:min-width="5.186cm" fo:padding-top="0.178cm" fo:padding-bottom="0.178cm" fo:padding-left="0.303cm" fo:padding-right="0.303cm"/>
    </style:style>
    <style:style style:name="gr8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9.39cm" fo:min-width="12.738cm" fo:padding-top="0.178cm" fo:padding-bottom="0.178cm" fo:padding-left="0.303cm" fo:padding-right="0.303cm"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13cm"/>
    </style:style>
    <style:style style:name="gr87" style:family="graphic" style:parent-style-name="objectwithoutfill">
      <style:graphic-properties draw:stroke="solid" draw:stroke-dash="_32__20_Dots_20_1_20_Dash" svg:stroke-width="0.035cm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8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9" style:family="graphic" style:parent-style-name="objectwithoutfill">
      <style:graphic-properties draw:stroke="solid" draw:stroke-dash="_32__20_Dots_20_1_20_Dash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9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1" style:family="graphic" style:parent-style-name="standard">
      <style:graphic-properties draw:stroke="none" svg:stroke-width="0.053cm" draw:marker-start-width="0.279cm" draw:marker-end-width="0.279cm" draw:fill="none" fo:min-height="1.575cm"/>
    </style:style>
    <style:style style:name="gr9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788cm" fo:min-width="0cm"/>
    </style:style>
    <style:style style:name="gr93" style:family="graphic" style:parent-style-name="standard">
      <style:graphic-properties draw:stroke="none" draw:fill="none" fo:min-height="0.806cm"/>
    </style:style>
    <style:style style:name="gr9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/>
    </style:style>
    <style:style style:name="gr9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5.798cm" fo:min-width="15.848cm" fo:padding-top="0.178cm" fo:padding-bottom="0.178cm" fo:padding-left="0.303cm" fo:padding-right="0.303cm"/>
    </style:style>
    <style:style style:name="gr96" style:family="graphic" style:parent-style-name="standard">
      <style:graphic-properties draw:stroke="none" draw:fill="none" fo:min-height="1.575cm"/>
    </style:style>
    <style:style style:name="gr9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2.183cm" fo:padding-top="0.139cm" fo:padding-bottom="0.139cm" fo:padding-left="0.264cm" fo:padding-right="0.264cm"/>
    </style:style>
    <style:style style:name="gr9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2cm" fo:padding-top="0.139cm" fo:padding-bottom="0.139cm" fo:padding-left="0.264cm" fo:padding-right="0.264cm"/>
    </style:style>
    <style:style style:name="gr99" style:family="graphic" style:parent-style-name="objectwithoutfill">
      <style:graphic-properties svg:stroke-width="0.081cm" svg:stroke-color="#00000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00" style:family="graphic" style:parent-style-name="standard">
      <style:graphic-properties draw:fill-color="#ffffff" draw:textarea-horizontal-align="justify" draw:textarea-vertical-align="middle" draw:auto-grow-height="false" fo:min-height="0.882cm" fo:min-width="1.45cm"/>
    </style:style>
    <style:style style:name="gr10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1.1cm" fo:padding-top="0.139cm" fo:padding-bottom="0.139cm" fo:padding-left="0.264cm" fo:padding-right="0.264cm"/>
    </style:style>
    <style:style style:name="gr102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03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5" style:family="graphic" style:parent-style-name="objectwithoutfill">
      <style:graphic-properties draw:stroke="dash" draw:stroke-dash="_32__20_Dots_20_1_20_Dash" svg:stroke-color="#000000" draw:marker-end="Arrow" draw:marker-end-width="0.3cm" draw:fill="none" draw:textarea-vertical-align="middle"/>
    </style:style>
    <style:style style:name="gr106" style:family="graphic" style:parent-style-name="objectwithoutfill">
      <style:graphic-properties draw:stroke="dash" draw:stroke-dash="_32__20_Dots_20_1_20_Dash" svg:stroke-color="#0000ff" draw:marker-end="Arrow" draw:marker-end-width="0.3cm" draw:fill="none" draw:textarea-vertical-align="middle"/>
    </style:style>
    <style:style style:name="gr107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108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9" style:family="graphic" style:parent-style-name="objectwithoutfill">
      <style:graphic-properties svg:stroke-width="0.081cm" svg:stroke-color="#ff950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0" style:family="graphic" style:parent-style-name="objectwithoutfill">
      <style:graphic-properties draw:stroke="dash" draw:stroke-dash="_32__20_Dots_20_1_20_Dash" svg:stroke-color="#ff950e" draw:marker-end="Arrow" draw:marker-end-width="0.3cm" draw:fill="none" draw:textarea-vertical-align="middle"/>
    </style:style>
    <style:style style:name="gr1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 draw:shadow="hidden" draw:shadow-offset-x="0.2cm" draw:shadow-offset-y="0.2cm" draw:shadow-color="#808080"/>
    </style:style>
    <style:style style:name="gr112" style:family="graphic" style:parent-style-name="objectwithoutfill">
      <style:graphic-properties svg:stroke-width="0.081cm" svg:stroke-color="#00ff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3" style:family="graphic" style:parent-style-name="objectwithoutfill">
      <style:graphic-properties svg:stroke-width="0.081cm" svg:stroke-color="#008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4" style:family="graphic" style:parent-style-name="objectwithoutfill">
      <style:graphic-properties svg:stroke-width="0.106cm" svg:stroke-color="#00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1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116" style:family="graphic" style:parent-style-name="objectwithoutfill">
      <style:graphic-properties draw:stroke="dash" draw:stroke-dash="_32__20_Dots_20_1_20_Dash" svg:stroke-color="#ff950e" draw:marker-end="Arrow" draw:marker-end-width="0.3cm" draw:fill="none" draw:textarea-vertical-align="middle"/>
    </style:style>
    <style:style style:name="gr117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8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118" style:family="graphic" style:parent-style-name="objectwithoutfill">
      <style:graphic-properties draw:stroke="dash" draw:stroke-dash="_32__20_Dots_20_1_20_Dash" svg:stroke-color="#008000" draw:marker-end="Arrow" draw:marker-end-width="0.3cm" draw:fill="none" draw:textarea-vertical-align="middle"/>
    </style:style>
    <style:style style:name="gr119" style:family="graphic" style:parent-style-name="objectwithoutfill">
      <style:graphic-properties draw:stroke="dash" draw:stroke-dash="_32__20_Dots_20_1_20_Dash" svg:stroke-color="#00ff00" draw:marker-end="Arrow" draw:marker-end-width="0.3cm" draw:fill="none" draw:textarea-vertical-align="middle"/>
    </style:style>
    <style:style style:name="gr12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5cm" fo:min-width="2cm" fo:padding-top="0.139cm" fo:padding-bottom="0.139cm" fo:padding-left="0.264cm" fo:padding-right="0.264cm"/>
    </style:style>
    <style:style style:name="gr1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834cm"/>
    </style:style>
    <style:style style:name="gr12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5cm" fo:padding-top="0.139cm" fo:padding-bottom="0.139cm" fo:padding-left="0.264cm" fo:padding-right="0.264cm"/>
    </style:style>
    <style:style style:name="gr12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522cm" fo:min-width="2.172cm" fo:padding-top="0.139cm" fo:padding-bottom="0.139cm" fo:padding-left="0.264cm" fo:padding-right="0.264cm"/>
    </style:style>
    <style:style style:name="gr12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122cm" fo:min-width="2.172cm" fo:padding-top="0.139cm" fo:padding-bottom="0.139cm" fo:padding-left="0.264cm" fo:padding-right="0.264cm"/>
    </style:style>
    <style:style style:name="gr12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7.096cm" fo:min-width="3.546cm" fo:padding-top="0.178cm" fo:padding-bottom="0.178cm" fo:padding-left="0.303cm" fo:padding-right="0.303cm"/>
    </style:style>
    <style:style style:name="gr126" style:family="graphic" style:parent-style-name="standard">
      <style:graphic-properties draw:stroke="none" draw:fill="none" fo:min-height="0.788cm"/>
    </style:style>
    <style:style style:name="gr12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272cm" fo:padding-top="0.139cm" fo:padding-bottom="0.139cm" fo:padding-left="0.264cm" fo:padding-right="0.264cm"/>
    </style:style>
    <style:style style:name="gr128" style:family="graphic" style:parent-style-name="objectwithoutfill">
      <style:graphic-properties svg:stroke-width="0.081cm" svg:stroke-color="#804c1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9" style:family="graphic" style:parent-style-name="objectwithoutfill">
      <style:graphic-properties draw:stroke="dash" draw:stroke-dash="_32__20_Dots_20_1_20_Dash" svg:stroke-color="#00ffff" draw:marker-end="Arrow" draw:marker-end-width="0.3cm" draw:fill="none" draw:textarea-vertical-align="middle"/>
    </style:style>
    <style:style style:name="gr130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1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9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132" style:family="graphic" style:parent-style-name="objectwithoutfill">
      <style:graphic-properties draw:stroke="solid" svg:stroke-width="0.081cm" svg:stroke-color="#008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3" style:family="graphic" style:parent-style-name="standard" style:list-style-name="L1">
      <style:graphic-properties draw:stroke="solid" draw:stroke-dash="Dashed_20__28_var_29__20_4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82cm" fo:min-width="1.834cm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objectwithoutfill">
      <style:graphic-properties svg:stroke-width="0.081cm" svg:stroke-color="#00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loext:graphic-properties draw:fill="none"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text-underline-style="solid" style:text-underline-width="auto" style:text-underline-color="font-color"/>
    </style:style>
    <style:style style:name="P7" style:family="paragraph">
      <loext:graphic-properties draw:fill="none"/>
      <style:text-properties fo:font-size="12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text-align="center"/>
      <style:text-properties fo:font-size="12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000080"/>
      <style:paragraph-properties fo:text-align="center"/>
      <style:text-properties fo:font-size="12pt"/>
    </style:style>
    <style:style style:name="P15" style:family="paragraph">
      <loext:graphic-properties draw:fill="solid" draw:fill-color="#ffff00"/>
      <style:paragraph-properties fo:text-align="center"/>
      <style:text-properties fo:font-size="12pt" style:font-size-asian="14pt" style:font-size-complex="14pt"/>
    </style:style>
    <style:style style:name="P16" style:family="paragraph">
      <loext:graphic-properties draw:fill-color="#008000"/>
      <style:paragraph-properties fo:text-align="center"/>
      <style:text-properties fo:color="#ffffff" fo:font-size="12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10pt" style:font-size-asian="10pt" style:font-size-complex="10pt"/>
    </style:style>
    <style:style style:name="P19" style:family="paragraph">
      <loext:graphic-properties draw:fill="solid" draw:fill-color="#ffffff"/>
      <style:paragraph-properties fo:text-align="center"/>
      <style:text-properties fo:font-size="12pt" fo:font-style="normal" style:font-size-asian="14pt" style:font-style-asian="normal" style:font-size-complex="14pt" style:font-style-complex="normal"/>
    </style:style>
    <style:style style:name="P20" style:family="paragraph">
      <loext:graphic-properties draw:fill-color="#ffffff"/>
      <style:paragraph-properties fo:text-align="center"/>
      <style:text-properties fo:font-size="20pt"/>
    </style:style>
    <style:style style:name="P21" style:family="paragraph">
      <loext:graphic-properties draw:fill="none"/>
      <style:paragraph-properties fo:text-align="center"/>
      <style:text-properties fo:font-size="20pt"/>
    </style:style>
    <style:style style:name="P22" style:family="paragraph">
      <loext:graphic-properties draw:fill="none" draw:fill-color="#ffffff"/>
      <style:text-properties fo:color="#ff0000" fo:background-color="#ffffff"/>
    </style:style>
    <style:style style:name="P23" style:family="paragraph">
      <loext:graphic-properties draw:fill="none" draw:fill-color="#ffffff"/>
      <style:text-properties fo:background-color="#ffffff"/>
    </style:style>
    <style:style style:name="P24" style:family="paragraph">
      <loext:graphic-properties draw:fill="none" draw:fill-color="#ffffff"/>
      <style:text-properties fo:color="#0000ff"/>
    </style:style>
    <style:style style:name="P2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/>
    </style:style>
    <style:style style:name="P27" style:family="paragraph">
      <loext:graphic-properties draw:fill="none"/>
      <style:paragraph-properties fo:text-align="center"/>
      <style:text-properties fo:font-size="20pt" fo:background-color="#ffffff" style:font-size-asian="12pt" style:font-size-complex="12pt"/>
    </style:style>
    <style:style style:name="P28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P29" style:family="paragraph">
      <loext:graphic-properties draw:fill="none"/>
      <style:paragraph-properties fo:text-align="center"/>
      <style:text-properties fo:font-size="20pt" fo:font-weight="bold" fo:background-color="#ffffff" style:font-size-asian="20pt" style:font-weight-asian="bold" style:font-size-complex="20pt" style:font-weight-complex="bold"/>
    </style:style>
    <style:style style:name="P30" style:family="paragraph">
      <loext:graphic-properties draw:fill="none"/>
      <style:paragraph-properties fo:text-align="center"/>
      <style:text-properties fo:font-size="20pt" fo:background-color="#ffffff"/>
    </style:style>
    <style:style style:name="P31" style:family="paragraph">
      <loext:graphic-properties draw:fill="none"/>
      <style:paragraph-properties fo:text-align="center"/>
      <style:text-properties fo:font-size="20pt" fo:font-weight="bold" fo:background-color="#ffffff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font-weight="bold" fo:background-color="#ffffff" style:font-weight-asian="bold" style:font-weight-complex="bold"/>
    </style:style>
    <style:style style:name="P33" style:family="paragraph">
      <loext:graphic-properties draw:fill="none" draw:fill-color="#ffffff"/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P34" style:family="paragraph">
      <loext:graphic-properties draw:fill="none"/>
      <style:text-properties style:text-line-through-style="none" style:text-line-through-type="none"/>
    </style:style>
    <style:style style:name="P35" style:family="paragraph">
      <loext:graphic-properties draw:fill-color="#ffffff"/>
      <style:paragraph-properties fo:text-align="center"/>
      <style:text-properties fo:font-size="14pt"/>
    </style:style>
    <style:style style:name="P36" style:family="paragraph">
      <loext:graphic-properties draw:fill="none"/>
      <style:paragraph-properties fo:text-align="center"/>
      <style:text-properties fo:background-color="#ffffff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/>
      <style:paragraph-properties fo:text-align="center"/>
      <style:text-properties fo:font-size="13pt" fo:background-color="#ffffff" style:font-size-asian="13pt" style:font-size-complex="13pt"/>
    </style:style>
    <style:style style:name="P40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41" style:family="paragraph">
      <loext:graphic-properties draw:fill="solid" draw:fill-color="#ffffff"/>
      <style:paragraph-properties fo:text-align="center"/>
      <style:text-properties fo:font-size="14pt" fo:font-style="normal" style:font-size-asian="14pt" style:font-style-asian="normal" style:font-size-complex="14pt" style:font-style-complex="normal"/>
    </style:style>
    <style:style style:name="P4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style:text-underline-style="solid" style:text-underline-width="auto" style:text-underline-color="font-color"/>
    </style:style>
    <style:style style:name="T6" style:family="text">
      <style:text-properties fo:font-size="12pt" style:font-size-asian="14pt" style:font-size-complex="14pt"/>
    </style:style>
    <style:style style:name="T7" style:family="text">
      <style:text-properties fo:font-size="12pt" fo:font-style="italic" style:font-size-asian="14pt" style:font-style-asian="italic" style:font-size-complex="14pt" style:font-style-complex="italic"/>
    </style:style>
    <style:style style:name="T8" style:family="text">
      <style:text-properties fo:font-size="12pt" style:font-size-asian="10pt" style:font-size-complex="10pt"/>
    </style:style>
    <style:style style:name="T9" style:family="text">
      <style:text-properties fo:color="#ffffff" fo:font-size="12pt"/>
    </style:style>
    <style:style style:name="T10" style:family="text">
      <style:text-properties fo:font-size="12pt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fo:font-style="normal" style:font-size-asian="14pt" style:font-style-asian="normal" style:font-size-complex="14pt" style:font-style-complex="normal"/>
    </style:style>
    <style:style style:name="T13" style:family="text">
      <style:text-properties fo:font-size="20pt"/>
    </style:style>
    <style:style style:name="T14" style:family="text">
      <style:text-properties fo:color="#ff0000" fo:background-color="#ffffff"/>
    </style:style>
    <style:style style:name="T15" style:family="text">
      <style:text-properties fo:background-color="#ffffff"/>
    </style:style>
    <style:style style:name="T16" style:family="text">
      <style:text-properties fo:color="#0000ff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weight="bold" fo:background-color="#ffffff" style:font-size-asian="20pt" style:font-weight-asian="bold" style:font-size-complex="20pt" style:font-weight-complex="bold"/>
    </style:style>
    <style:style style:name="T19" style:family="text">
      <style:text-properties fo:font-size="20pt" fo:font-weight="bold" fo:background-color="#ffffff" style:font-weight-asian="bold" style:font-weight-complex="bold"/>
    </style:style>
    <style:style style:name="T20" style:family="text">
      <style:text-properties fo:font-weight="bold" fo:background-color="#ffffff" style:font-weight-asian="bold" style:font-weight-complex="bold"/>
    </style:style>
    <style:style style:name="T21" style:family="text"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T22" style:family="text">
      <style:text-properties style:text-line-through-style="none" style:text-line-through-type="none" fo:font-size="20pt" fo:letter-spacing="-0.03cm" fo:font-weight="bold" fo:background-color="#ffffff" style:font-size-asian="20pt" style:font-weight-asian="bold" style:font-size-complex="20pt" style:font-weight-complex="bold"/>
    </style:style>
    <style:style style:name="T23" style:family="text">
      <style:text-properties fo:font-size="14pt"/>
    </style:style>
    <style:style style:name="T24" style:family="text">
      <style:text-properties fo:font-size="12pt" fo:background-color="#ffffff" style:font-size-asian="12pt" style:font-size-complex="12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0pt" fo:background-color="#ffffff" style:font-size-asian="20pt" style:font-size-complex="20pt"/>
    </style:style>
    <style:style style:name="T27" style:family="text">
      <style:text-properties fo:font-size="13pt" fo:background-color="#ffffff" style:font-size-asian="13pt" style:font-size-complex="13pt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fo:font-size="14pt" fo:font-style="normal" style:font-size-asian="14pt" style:font-style-asian="normal" style:font-size-complex="14pt" style:font-style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" svg:x1="9.3cm" svg:y1="11.5cm" svg:x2="12.4cm" svg:y2="13cm" draw:start-shape="id1" draw:start-glue-point="10" draw:end-shape="id2" draw:end-glue-point="6" svg:d="M9300 11500l3100 1500" svg:viewBox="0 0 3101 1501">
          <text:p/>
        </draw:connector>
        <draw:connector draw:style-name="gr1" draw:text-style-name="P1" draw:layer="layout" draw:type="line" svg:x1="15.2cm" svg:y1="7.096cm" svg:x2="14.4cm" svg:y2="7.5cm" draw:start-shape="id3" draw:start-glue-point="3" draw:end-shape="id4" svg:d="M15200 7096l-800 404" svg:viewBox="0 0 801 405">
          <text:p/>
        </draw:connector>
        <draw:connector draw:style-name="gr1" draw:text-style-name="P1" draw:layer="layout" draw:type="line" svg:x1="19.9cm" svg:y1="15.95cm" svg:x2="24.142cm" svg:y2="12.3cm" draw:start-shape="id5" draw:start-glue-point="1" draw:end-shape="id6" draw:end-glue-point="2" svg:d="M19900 15950l4242-3650" svg:viewBox="0 0 4243 3651">
          <text:p/>
        </draw:connector>
        <draw:connector draw:style-name="gr2" draw:text-style-name="P1" draw:layer="layout" draw:type="line" svg:x1="12.95cm" svg:y1="8.4cm" svg:x2="18.509cm" svg:y2="15.2cm" draw:start-shape="id4" draw:start-glue-point="8" draw:end-shape="id5" draw:end-glue-point="0" svg:d="M12950 8400l5559 6800" svg:viewBox="0 0 5560 6801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7.058cm" svg:y1="3.004cm" svg:x2="13.935cm" svg:y2="9.905cm" draw:start-shape="id7" draw:start-glue-point="1" draw:end-shape="id8" draw:end-glue-point="5" svg:d="M7058 3004l6877 6901" svg:viewBox="0 0 6878 6902">
          <text:p/>
        </draw:connector>
        <draw:connector draw:style-name="gr1" draw:text-style-name="P1" draw:layer="layout" draw:type="line" svg:x1="6.828cm" svg:y1="6.7cm" svg:x2="2.971cm" svg:y2="12.2cm" draw:start-shape="id9" draw:start-glue-point="2" draw:end-shape="id10" draw:end-glue-point="0" svg:d="M6828 6700l-3857 5500" svg:viewBox="0 0 3858 5501">
          <text:p/>
        </draw:connector>
        <draw:connector draw:style-name="gr4" draw:text-style-name="P1" draw:layer="layout" draw:type="line" svg:x1="9.093cm" svg:y1="3.54cm" svg:x2="7.85cm" svg:y2="10.6cm" draw:start-shape="id11" draw:start-glue-point="2" draw:end-shape="id1" draw:end-glue-point="4" svg:d="M9093 3540l-1243 7060" svg:viewBox="0 0 1244 7061">
          <text:p/>
        </draw:connector>
        <draw:custom-shape draw:style-name="gr5" draw:text-style-name="P4" xml:id="id3" draw:id="id3" draw:layer="layout" svg:width="1.986cm" svg:height="1.008cm" svg:x="15.2cm" svg:y="6.592cm">
          <text:p text:style-name="P3"><text:span text:style-name="T1">Pollen</text:span></text:p>
          <text:p text:style-name="P3"><text:span text:style-name="T1">Coun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8" draw:id="id1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0" draw:id="id10" draw:layer="layout" svg:width="2.058cm" svg:height="1.509cm" svg:x="1.942cm" svg:y="12.2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2.457cm" svg:height="1.22cm" svg:x="5.6cm" svg:y="5.4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20" draw:id="id20" draw:layer="layout" svg:width="2.751cm" svg:height="1.543cm" svg:x="17.549cm" svg:y="12.4cm">
          <text:p text:style-name="P3"><text:span text:style-name="T1">Pod weight</text:span></text:p>
          <text:p text:style-name="P3"><text:span text:style-name="T2">logNorm(?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" draw:id="id6" draw:layer="layout" svg:width="3.285cm" svg:height="2.269cm" svg:x="22.5cm" svg:y="10.031cm">
          <text:p text:style-name="P3"><text:span text:style-name="T1">Seed weigh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12" draw:id="id1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15" draw:id="id15" draw:layer="layout" svg:width="4.713cm" svg:height="1.04cm" svg:x="12.8cm" svg:y="2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6" draw:id="id16" draw:layer="layout" svg:width="3.3cm" svg:height="2.3cm" svg:x="22.2cm" svg:y="5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12" draw:end-shape="id13" svg:d="M18187 5030l-1673-30" svg:viewBox="0 0 1674 31">
          <text:p/>
        </draw:connector>
        <draw:custom-shape draw:style-name="gr9" draw:text-style-name="P4" xml:id="id14" draw:id="id14" draw:layer="layout" svg:width="2.058cm" svg:height="1.509cm" svg:x="3.242cm" svg:y="15.191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.971cm" svg:y1="13.709cm" svg:x2="3.242cm" svg:y2="15.945cm" draw:start-shape="id10" draw:start-glue-point="2" draw:end-shape="id14" svg:d="M2971 13709l271 2236" svg:viewBox="0 0 272 2237">
          <text:p/>
        </draw:connector>
        <draw:custom-shape draw:style-name="gr23" draw:text-style-name="P8" xml:id="id4" draw:id="id4" draw:layer="layout" svg:width="2.9cm" svg:height="1.8cm" svg:x="11.5cm" svg:y="6.6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13" draw:id="id1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6.193cm" svg:y2="6.592cm" draw:start-shape="id13" draw:start-glue-point="2" draw:end-shape="id3" draw:end-glue-point="0" svg:d="M15114 5700l1079 892" svg:viewBox="0 0 1080 893">
          <text:p/>
        </draw:connector>
        <draw:connector draw:style-name="gr1" draw:text-style-name="P1" draw:layer="layout" draw:type="line" svg:x1="15.156cm" svg:y1="3.6cm" svg:x2="15.114cm" svg:y2="4.3cm" draw:start-shape="id15" draw:start-glue-point="2" draw:end-shape="id13" draw:end-glue-point="0" svg:d="M15156 3600l-42 700" svg:viewBox="0 0 43 701">
          <text:p/>
        </draw:connector>
        <draw:connector draw:style-name="gr1" draw:text-style-name="P1" draw:layer="layout" draw:type="line" svg:x1="24.142cm" svg:y1="10.031cm" svg:x2="23.85cm" svg:y2="7.3cm" draw:start-shape="id6" draw:start-glue-point="0" draw:end-shape="id16" draw:end-glue-point="6" svg:d="M24142 10031l-292-2731" svg:viewBox="0 0 293 2732">
          <text:p/>
        </draw:connector>
        <draw:custom-shape draw:style-name="gr25" draw:text-style-name="P4" xml:id="id5" draw:id="id5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17" draw:start-glue-point="1" draw:end-shape="id5" svg:d="M11600 15971l5518-21" svg:viewBox="0 0 5519 22">
          <text:p/>
        </draw:connector>
        <draw:connector draw:style-name="gr1" draw:text-style-name="P1" draw:layer="layout" draw:type="line" svg:x1="5.3cm" svg:y1="15.945cm" svg:x2="8.818cm" svg:y2="15.971cm" draw:start-shape="id14" draw:start-glue-point="1" draw:end-shape="id17" svg:d="M5300 15945l3518 26" svg:viewBox="0 0 3519 27">
          <text:p/>
        </draw:connector>
        <draw:connector draw:style-name="gr2" draw:text-style-name="P1" draw:layer="layout" draw:type="line" svg:x1="11.924cm" svg:y1="8.137cm" svg:x2="5.3cm" svg:y2="15.945cm" draw:start-shape="id4" draw:start-glue-point="7" draw:end-shape="id14" svg:d="M11924 8137l-6624 7808" svg:viewBox="0 0 6625 7809">
          <text:p/>
        </draw:connector>
        <draw:connector draw:style-name="gr1" draw:text-style-name="P1" draw:layer="layout" draw:type="line" svg:x1="13.976cm" svg:y1="8.137cm" svg:x2="17.9cm" svg:y2="10.722cm" draw:start-shape="id4" draw:start-glue-point="9" draw:end-shape="id18" draw:end-glue-point="3" svg:d="M13976 8137l3924 2585" svg:viewBox="0 0 3925 2586">
          <text:p/>
        </draw:connector>
        <draw:connector draw:style-name="gr1" draw:text-style-name="P1" draw:layer="layout" draw:type="line" svg:x1="4cm" svg:y1="12.954cm" svg:x2="10.209cm" svg:y2="15.2cm" draw:start-shape="id10" draw:start-glue-point="1" draw:end-shape="id17" draw:end-glue-point="0" svg:d="M4000 12954l6209 2246" svg:viewBox="0 0 6210 2247">
          <text:p/>
        </draw:connector>
        <draw:custom-shape draw:style-name="gr23" draw:text-style-name="P8" xml:id="id1" draw:id="id1" draw:layer="layout" svg:width="2.9cm" svg:height="1.8cm" svg:x="6.4cm" svg:y="10.6cm">
          <text:p text:style-name="P3"><text:span text:style-name="T6">Plant </text:span></text:p>
          <text:p text:style-name="P3"><text:span text:style-name="T6">Resources</text:span></text:p>
          <text:p text:style-name="P3"><text:span text:style-name="T6">(1/Density)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6.4cm" svg:y1="11.5cm" svg:x2="4cm" svg:y2="12.954cm" draw:start-shape="id1" draw:start-glue-point="6" draw:end-shape="id10" svg:d="M6400 11500l-2400 1454" svg:viewBox="0 0 2401 1455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28" draw:text-style-name="P4" xml:id="id7" draw:id="id7" draw:layer="layout" svg:width="2.058cm" svg:height="1.009cm" svg:x="5cm" svg:y="2.5cm">
          <text:p text:style-name="P3"><text:span text:style-name="T1">Variet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029cm" svg:y1="3.509cm" svg:x2="2.971cm" svg:y2="12.2cm" draw:start-shape="id7" draw:start-glue-point="2" draw:end-shape="id10" draw:end-glue-point="0" svg:d="M6029 3509l-3058 8691" svg:viewBox="0 0 3059 8692">
          <text:p/>
        </draw:connector>
        <draw:custom-shape draw:style-name="gr30" draw:text-style-name="P4" xml:id="id19" draw:id="id19" draw:layer="layout" svg:width="2cm" svg:height="0.9cm" svg:x="18.4cm" svg:y="6.4cm">
          <text:p text:style-name="P3"><text:span text:style-name="T1">Other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4cm" svg:y1="6.85cm" svg:x2="17.186cm" svg:y2="7.096cm" draw:start-shape="id19" draw:start-glue-point="3" draw:end-shape="id3" draw:end-glue-point="1" svg:d="M18400 6850l-1214 246" svg:viewBox="0 0 1215 247">
          <text:p/>
        </draw:connector>
        <draw:custom-shape draw:style-name="gr31" draw:text-style-name="P8" xml:id="id8" draw:id="id8" draw:layer="layout" svg:width="2.974cm" svg:height="1.4cm" svg:x="13.5cm" svg:y="9.7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474cm" svg:y1="10.4cm" svg:x2="17.9cm" svg:y2="10.722cm" draw:start-shape="id8" draw:start-glue-point="10" draw:end-shape="id18" draw:end-glue-point="3" svg:d="M16474 10400l1426 322" svg:viewBox="0 0 1427 323">
          <text:p/>
        </draw:connector>
        <draw:connector draw:style-name="gr1" draw:text-style-name="P1" draw:layer="layout" draw:type="line" svg:x1="14.5cm" svg:y1="13cm" svg:x2="17.549cm" svg:y2="13.171cm" draw:start-shape="id2" draw:start-glue-point="10" draw:end-shape="id20" draw:end-glue-point="3" svg:d="M14500 13000l3049 171" svg:viewBox="0 0 3050 172">
          <text:p/>
        </draw:connector>
        <draw:connector draw:style-name="gr1" draw:text-style-name="P1" draw:layer="layout" draw:type="line" svg:x1="18.942cm" svg:y1="11.5cm" svg:x2="18.924cm" svg:y2="12.4cm" draw:start-shape="id18" draw:start-glue-point="2" draw:end-shape="id20" draw:end-glue-point="0" svg:d="M18942 11500l-18 900" svg:viewBox="0 0 19 901">
          <text:p/>
        </draw:connector>
        <draw:connector draw:style-name="gr1" draw:text-style-name="P1" draw:layer="layout" draw:type="line" svg:x1="8.057cm" svg:y1="6.09cm" svg:x2="22.2cm" svg:y2="6.15cm" draw:start-shape="id9" draw:start-glue-point="1" draw:end-shape="id16" svg:d="M8057 6090l14143 60" svg:viewBox="0 0 14144 61">
          <text:p/>
        </draw:connector>
        <draw:connector draw:style-name="gr1" draw:text-style-name="P1" draw:layer="layout" draw:type="line" svg:x1="19.493cm" svg:y1="5.7cm" svg:x2="19.4cm" svg:y2="6.4cm" draw:start-shape="id12" draw:start-glue-point="2" draw:end-shape="id19" draw:end-glue-point="0" svg:d="M19493 5700l-93 700" svg:viewBox="0 0 94 7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3.976cm" svg:y2="6.863cm" draw:start-shape="id13" draw:start-glue-point="3" draw:end-shape="id4" draw:end-glue-point="11" svg:d="M13714 5000l262 1863" svg:viewBox="0 0 263 1864">
          <text:p/>
        </draw:connector>
        <draw:connector draw:style-name="gr29" draw:text-style-name="P1" draw:layer="layout" draw:type="curve" svg:x1="5cm" svg:y1="3.004cm" svg:x2="4.271cm" svg:y2="15.191cm" draw:start-shape="id7" draw:start-glue-point="3" draw:end-shape="id14" draw:end-glue-point="0" svg:d="M5000 3004c-486 0-729 4062-729 12187" svg:viewBox="0 0 730 12188">
          <text:p/>
        </draw:connector>
        <draw:connector draw:style-name="gr29" draw:text-style-name="P1" draw:layer="layout" draw:type="curve" draw:line-skew="0.432cm" svg:x1="5cm" svg:y1="3.004cm" svg:x2="8.818cm" svg:y2="15.971cm" draw:start-shape="id7" draw:start-glue-point="3" draw:end-shape="id17" draw:end-glue-point="3" svg:d="M5000 3004c-129 0-2038 12967 3818 12967" svg:viewBox="0 0 4218 12968">
          <text:p/>
        </draw:connector>
        <draw:connector draw:style-name="gr1" draw:text-style-name="P1" draw:layer="layout" draw:type="curve" draw:line-skew="0.164cm" svg:x1="20.3cm" svg:y1="13.171cm" svg:x2="22.5cm" svg:y2="11.165cm" draw:start-shape="id20" draw:start-glue-point="1" draw:end-shape="id6" draw:end-glue-point="3" svg:d="M20300 13171c1894 0 795-2006 2200-2006" svg:viewBox="0 0 2201 2007">
          <text:p/>
        </draw:connector>
        <draw:custom-shape draw:style-name="gr38" draw:text-style-name="P11" xml:id="id2" draw:id="id2" draw:layer="layout" svg:width="2.1cm" svg:height="1.4cm" svg:x="12.4cm" svg:y="12.3cm">
          <text:p text:style-name="P3"><text:span text:style-name="T8">Flower </text:span></text:p>
          <text:p text:style-name="P3"><text:span text:style-name="T8">Re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193cm" svg:y1="12.505cm" svg:x2="17.9cm" svg:y2="10.722cm" draw:start-shape="id2" draw:start-glue-point="11" draw:end-shape="id18" svg:d="M14193 12505l3707-1783" svg:viewBox="0 0 3708 1784">
          <text:p/>
        </draw:connector>
        <draw:connector draw:style-name="gr1" draw:text-style-name="P12" draw:layer="layout" draw:type="line" svg:x1="6.828cm" svg:y1="6.7cm" svg:x2="4.271cm" svg:y2="15.191cm" draw:start-shape="id9" draw:start-glue-point="2" draw:end-shape="id14" draw:end-glue-point="0" svg:d="M6828 6700l-2557 8491" svg:viewBox="0 0 2558 8492">
          <text:p/>
        </draw:connector>
        <draw:custom-shape draw:style-name="gr5" draw:text-style-name="P4" xml:id="id21" draw:id="id21" draw:layer="layout" svg:width="1.986cm" svg:height="1.008cm" svg:x="9.114cm" svg:y="7.292cm">
          <text:p text:style-name="P3"><text:span text:style-name="T1">Nectar</text:span></text:p>
          <text:p text:style-name="P3"><text:span text:style-name="T1">Volum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5.114cm" svg:y1="5.7cm" svg:x2="10.107cm" svg:y2="7.292cm" draw:start-shape="id13" draw:start-glue-point="2" draw:end-shape="id21" draw:end-glue-point="0" svg:d="M15114 5700l-5007 1592" svg:viewBox="0 0 5008 1593">
          <text:p/>
        </draw:connector>
        <draw:connector draw:style-name="gr4" draw:text-style-name="P12" draw:layer="layout" draw:type="line" svg:x1="9.093cm" svg:y1="3.54cm" svg:x2="10.107cm" svg:y2="7.292cm" draw:start-shape="id11" draw:start-glue-point="2" draw:end-shape="id21" draw:end-glue-point="0" svg:d="M9093 3540l1014 3752" svg:viewBox="0 0 1015 3753">
          <text:p/>
        </draw:connector>
        <draw:connector draw:style-name="gr1" draw:text-style-name="P12" draw:layer="layout" draw:type="line" svg:x1="6.029cm" svg:y1="3.509cm" svg:x2="10.107cm" svg:y2="7.292cm" draw:start-shape="id7" draw:start-glue-point="2" draw:end-shape="id21" draw:end-glue-point="0" svg:d="M6029 3509l4078 3783" svg:viewBox="0 0 4079 3784">
          <text:p/>
        </draw:connector>
        <presentation:notes draw:style-name="dp2">
          <draw:page-thumbnail draw:style-name="gr39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onnector draw:style-name="gr1" draw:text-style-name="P1" draw:layer="layout" draw:type="line" svg:x1="7.858cm" svg:y1="11.345cm" svg:x2="12.3cm" svg:y2="13cm" draw:start-shape="id22" draw:start-glue-point="1" draw:end-shape="id23" draw:end-glue-point="6" svg:d="M7858 11345l4442 1655" svg:viewBox="0 0 4443 1656">
          <text:p/>
        </draw:connector>
        <draw:connector draw:style-name="gr1" draw:text-style-name="P1" draw:layer="layout" draw:type="line" svg:x1="13.514cm" svg:y1="7.396cm" svg:x2="11.7cm" svg:y2="7.4cm" draw:start-shape="id24" draw:start-glue-point="3" draw:end-shape="id25" svg:d="M13514 7396l-1814 4" svg:viewBox="0 0 1815 5">
          <text:p/>
        </draw:connector>
        <draw:connector draw:style-name="gr1" draw:text-style-name="P1" draw:layer="layout" draw:type="line" svg:x1="19.9cm" svg:y1="15.95cm" svg:x2="24.142cm" svg:y2="12.3cm" draw:start-shape="id26" draw:start-glue-point="1" draw:end-shape="id27" draw:end-glue-point="2" svg:d="M19900 15950l4242-3650" svg:viewBox="0 0 4243 3651">
          <text:p/>
        </draw:connector>
        <draw:connector draw:style-name="gr2" draw:text-style-name="P1" draw:layer="layout" draw:type="line" svg:x1="11.276cm" svg:y1="8.037cm" svg:x2="18.509cm" svg:y2="15.2cm" draw:start-shape="id25" draw:start-glue-point="9" draw:end-shape="id26" draw:end-glue-point="0" svg:d="M11276 8037l7233 7163" svg:viewBox="0 0 7234 7164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558cm" svg:y1="3.104cm" svg:x2="12.439cm" svg:y2="10.305cm" draw:start-shape="id28" draw:start-glue-point="1" draw:end-shape="id29" draw:end-glue-point="5" svg:d="M6558 3104l5881 7201" svg:viewBox="0 0 5882 7202">
          <text:p/>
        </draw:connector>
        <draw:connector draw:style-name="gr1" draw:text-style-name="P1" draw:layer="layout" draw:type="line" svg:x1="6.128cm" svg:y1="6.8cm" svg:x2="6.829cm" svg:y2="10.591cm" draw:start-shape="id30" draw:start-glue-point="2" draw:end-shape="id22" draw:end-glue-point="0" svg:d="M6128 6800l701 3791" svg:viewBox="0 0 702 3792">
          <text:p/>
        </draw:connector>
        <draw:connector draw:style-name="gr4" draw:text-style-name="P1" draw:layer="layout" draw:type="line" svg:x1="9.093cm" svg:y1="3.54cm" svg:x2="6.829cm" svg:y2="10.591cm" draw:start-shape="id31" draw:start-glue-point="2" draw:end-shape="id22" draw:end-glue-point="0" svg:d="M9093 3540l-2264 7051" svg:viewBox="0 0 2265 7052">
          <text:p/>
        </draw:connector>
        <draw:custom-shape draw:style-name="gr40" draw:text-style-name="P4" xml:id="id24" draw:id="id24" draw:layer="layout" svg:width="3.086cm" svg:height="1.608cm" svg:x="13.514cm" svg:y="6.5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31" draw:id="id3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7" draw:id="id3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8" draw:id="id3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0" draw:id="id30" draw:layer="layout" svg:width="2.457cm" svg:height="1.22cm" svg:x="4.9cm" svg:y="5.5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40" draw:id="id40" draw:layer="layout" svg:width="2.751cm" svg:height="1.543cm" svg:x="17.549cm" svg:y="12.4cm">
          <text:p text:style-name="P3"><text:span text:style-name="T1">Po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" draw:id="id27" draw:layer="layout" svg:width="3.285cm" svg:height="2.269cm" svg:x="22.5cm" svg:y="10.031cm">
          <text:p text:style-name="P3"><text:span text:style-name="T1">See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32" draw:id="id3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35" draw:id="id35" draw:layer="layout" svg:width="4.713cm" svg:height="1.04cm" svg:x="12.787cm" svg:y="2.4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36" draw:id="id36" draw:layer="layout" svg:width="3.3cm" svg:height="2.3cm" svg:x="22.5cm" svg:y="4.9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32" draw:end-shape="id33" svg:d="M18187 5030l-1673-30" svg:viewBox="0 0 1674 31">
          <text:p/>
        </draw:connector>
        <draw:custom-shape draw:style-name="gr9" draw:text-style-name="P4" xml:id="id34" draw:id="id34" draw:layer="layout" svg:width="2.058cm" svg:height="1.509cm" svg:x="2.2cm" svg:y="15.2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6.829cm" svg:y1="12.1cm" svg:x2="4.258cm" svg:y2="15.954cm" draw:start-shape="id22" draw:start-glue-point="2" draw:end-shape="id34" svg:d="M6829 12100l-2571 3854" svg:viewBox="0 0 2572 3855">
          <text:p/>
        </draw:connector>
        <draw:custom-shape draw:style-name="gr42" draw:text-style-name="P15" xml:id="id25" draw:id="id25" draw:layer="layout" svg:width="2.9cm" svg:height="1.8cm" svg:x="8.8cm" svg:y="6.5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33" draw:id="id3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5.057cm" svg:y2="6.592cm" draw:start-shape="id33" draw:start-glue-point="2" draw:end-shape="id24" draw:end-glue-point="0" svg:d="M15114 5700l-57 892" svg:viewBox="0 0 58 893">
          <text:p/>
        </draw:connector>
        <draw:connector draw:style-name="gr1" draw:text-style-name="P1" draw:layer="layout" draw:type="line" svg:x1="15.143cm" svg:y1="3.44cm" svg:x2="15.114cm" svg:y2="4.3cm" draw:start-shape="id35" draw:start-glue-point="2" draw:end-shape="id33" draw:end-glue-point="0" svg:d="M15143 3440l-29 860" svg:viewBox="0 0 30 861">
          <text:p/>
        </draw:connector>
        <draw:connector draw:style-name="gr1" draw:text-style-name="P1" draw:layer="layout" draw:type="line" svg:x1="24.142cm" svg:y1="10.031cm" svg:x2="24.15cm" svg:y2="7.2cm" draw:start-shape="id27" draw:start-glue-point="0" draw:end-shape="id36" draw:end-glue-point="6" svg:d="M24142 10031l8-2831" svg:viewBox="0 0 9 2832">
          <text:p/>
        </draw:connector>
        <draw:custom-shape draw:style-name="gr25" draw:text-style-name="P4" xml:id="id26" draw:id="id26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37" draw:start-glue-point="1" draw:end-shape="id26" svg:d="M11600 15971l5518-21" svg:viewBox="0 0 5519 22">
          <text:p/>
        </draw:connector>
        <draw:connector draw:style-name="gr1" draw:text-style-name="P1" draw:layer="layout" draw:type="line" svg:x1="4.258cm" svg:y1="15.954cm" svg:x2="8.818cm" svg:y2="15.971cm" draw:start-shape="id34" draw:start-glue-point="1" draw:end-shape="id37" svg:d="M4258 15954l4560 17" svg:viewBox="0 0 4561 18">
          <text:p/>
        </draw:connector>
        <draw:connector draw:style-name="gr2" draw:text-style-name="P1" draw:layer="layout" draw:type="line" svg:x1="9.224cm" svg:y1="8.037cm" svg:x2="4.258cm" svg:y2="15.954cm" draw:start-shape="id25" draw:start-glue-point="7" draw:end-shape="id34" svg:d="M9224 8037l-4966 7917" svg:viewBox="0 0 4967 7918">
          <text:p/>
        </draw:connector>
        <draw:connector draw:style-name="gr2" draw:text-style-name="P1" draw:layer="layout" draw:type="line" svg:x1="11.7cm" svg:y1="7.4cm" svg:x2="17.9cm" svg:y2="10.722cm" draw:start-shape="id25" draw:start-glue-point="10" draw:end-shape="id38" draw:end-glue-point="3" svg:d="M11700 7400l6200 3322" svg:viewBox="0 0 6201 3323">
          <text:p/>
        </draw:connector>
        <draw:connector draw:style-name="gr1" draw:text-style-name="P1" draw:layer="layout" draw:type="line" svg:x1="7.858cm" svg:y1="11.345cm" svg:x2="10.209cm" svg:y2="15.2cm" draw:start-shape="id22" draw:start-glue-point="1" draw:end-shape="id37" draw:end-glue-point="0" svg:d="M7858 11345l2351 3855" svg:viewBox="0 0 2352 3856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43" draw:text-style-name="P16" xml:id="id28" draw:id="id28" draw:layer="layout" svg:width="2.058cm" svg:height="1.009cm" svg:x="4.5cm" svg:y="2.6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39" draw:id="id39" draw:layer="layout" svg:width="2.8cm" svg:height="1.4cm" svg:x="18.1cm" svg:y="6.7cm">
          <text:p text:style-name="P3"><text:span text:style-name="T1">Other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1cm" svg:y1="7.4cm" svg:x2="16.6cm" svg:y2="7.396cm" draw:start-shape="id39" draw:start-glue-point="3" draw:end-shape="id24" draw:end-glue-point="1" svg:d="M18100 7400l-1500-4" svg:viewBox="0 0 1501 5">
          <text:p/>
        </draw:connector>
        <draw:custom-shape draw:style-name="gr44" draw:text-style-name="P8" xml:id="id29" draw:id="id29" draw:layer="layout" svg:width="3cm" svg:height="1.4cm" svg:x="12cm" svg:y="10.1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5cm" svg:y1="10.8cm" svg:x2="17.9cm" svg:y2="10.722cm" draw:start-shape="id29" draw:start-glue-point="10" draw:end-shape="id38" draw:end-glue-point="3" svg:d="M15000 10800l2900-78" svg:viewBox="0 0 2901 79">
          <text:p/>
        </draw:connector>
        <draw:connector draw:style-name="gr1" draw:text-style-name="P1" draw:layer="layout" draw:type="line" svg:x1="14.7cm" svg:y1="13cm" svg:x2="17.549cm" svg:y2="13.171cm" draw:start-shape="id23" draw:start-glue-point="10" draw:end-shape="id40" draw:end-glue-point="3" svg:d="M14700 13000l2849 171" svg:viewBox="0 0 2850 172">
          <text:p/>
        </draw:connector>
        <draw:connector draw:style-name="gr1" draw:text-style-name="P1" draw:layer="layout" draw:type="line" svg:x1="18.942cm" svg:y1="11.5cm" svg:x2="18.924cm" svg:y2="12.4cm" draw:start-shape="id38" draw:start-glue-point="2" draw:end-shape="id40" draw:end-glue-point="0" svg:d="M18942 11500l-18 900" svg:viewBox="0 0 19 901">
          <text:p/>
        </draw:connector>
        <draw:connector draw:style-name="gr1" draw:text-style-name="P1" draw:layer="layout" draw:type="line" svg:x1="7.357cm" svg:y1="6.19cm" svg:x2="22.5cm" svg:y2="6.05cm" draw:start-shape="id30" draw:start-glue-point="1" draw:end-shape="id36" svg:d="M7357 6190l15143-140" svg:viewBox="0 0 15144 141">
          <text:p/>
        </draw:connector>
        <draw:connector draw:style-name="gr1" draw:text-style-name="P1" draw:layer="layout" draw:type="line" svg:x1="19.493cm" svg:y1="5.7cm" svg:x2="19.5cm" svg:y2="6.7cm" draw:start-shape="id32" draw:start-glue-point="2" draw:end-shape="id39" draw:end-glue-point="0" svg:d="M19493 5700l7 1000" svg:viewBox="0 0 8 10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1.276cm" svg:y2="6.763cm" draw:start-shape="id33" draw:start-glue-point="3" draw:end-shape="id25" draw:end-glue-point="11" svg:d="M13714 5000l-2438 1763" svg:viewBox="0 0 2439 1764">
          <text:p/>
        </draw:connector>
        <draw:connector draw:style-name="gr29" draw:text-style-name="P1" draw:layer="layout" draw:type="curve" svg:x1="4.5cm" svg:y1="3.104cm" svg:x2="3.229cm" svg:y2="15.2cm" draw:start-shape="id28" draw:start-glue-point="3" draw:end-shape="id34" draw:end-glue-point="0" svg:d="M4500 3104c-848 0-1271 4032-1271 12096" svg:viewBox="0 0 1272 12097">
          <text:p/>
        </draw:connector>
        <draw:connector draw:style-name="gr29" draw:text-style-name="P1" draw:layer="layout" draw:type="curve" draw:line-skew="0.432cm" svg:x1="4.5cm" svg:y1="3.104cm" svg:x2="8.818cm" svg:y2="15.971cm" draw:start-shape="id28" draw:start-glue-point="3" draw:end-shape="id37" draw:end-glue-point="3" svg:d="M4500 3104c-129 0-2288 12867 4318 12867" svg:viewBox="0 0 4758 12868">
          <text:p/>
        </draw:connector>
        <draw:connector draw:style-name="gr1" draw:text-style-name="P1" draw:layer="layout" draw:type="curve" draw:line-skew="0.164cm" svg:x1="20.3cm" svg:y1="13.171cm" svg:x2="22.5cm" svg:y2="11.165cm" draw:start-shape="id40" draw:start-glue-point="1" draw:end-shape="id27" draw:end-glue-point="3" svg:d="M20300 13171c1894 0 795-2006 2200-2006" svg:viewBox="0 0 2201 2007">
          <text:p/>
        </draw:connector>
        <draw:custom-shape draw:style-name="gr45" draw:text-style-name="P11" xml:id="id23" draw:id="id23" draw:layer="layout" svg:width="2.4cm" svg:height="1.6cm" svg:x="12.3cm" svg:y="12.2cm">
          <text:p text:style-name="P3"><text:span text:style-name="T8">Flower </text:span></text:p>
          <text:p text:style-name="P3"><text:span text:style-name="T8">Resources</text:span></text:p>
          <text:p text:style-name="P3"><text:span text:style-name="T10">Normal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349cm" svg:y1="12.434cm" svg:x2="17.9cm" svg:y2="10.722cm" draw:start-shape="id23" draw:start-glue-point="11" draw:end-shape="id38" svg:d="M14349 12434l3551-1712" svg:viewBox="0 0 3552 1713">
          <text:p/>
        </draw:connector>
        <draw:connector draw:style-name="gr1" draw:text-style-name="P12" draw:layer="layout" draw:type="line" svg:x1="6.128cm" svg:y1="6.8cm" svg:x2="3.229cm" svg:y2="15.2cm" draw:start-shape="id30" draw:start-glue-point="2" draw:end-shape="id34" draw:end-glue-point="0" svg:d="M6128 6800l-2899 8400" svg:viewBox="0 0 2900 8401">
          <text:p/>
        </draw:connector>
        <draw:frame draw:style-name="gr46" draw:text-style-name="P17" draw:layer="layout" svg:width="14.7cm" svg:height="1.657cm" svg:x="3.9cm" svg:y="0.1cm">
          <draw:text-box>
            <text:p>Alternative Model (George &amp; Ralph's additions)</text:p>
          </draw:text-box>
        </draw:frame>
        <draw:custom-shape draw:style-name="gr9" draw:text-style-name="P4" xml:id="id22" draw:id="id22" draw:layer="layout" svg:width="2.058cm" svg:height="1.509cm" svg:x="5.8cm" svg:y="10.591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onnector draw:style-name="gr29" draw:text-style-name="P12" draw:layer="layout" draw:type="curve" draw:line-skew="-3.342cm -0.388cm" svg:x1="5.529cm" svg:y1="3.609cm" svg:x2="5.8cm" svg:y2="11.345cm" draw:start-shape="id28" draw:start-glue-point="2" draw:end-shape="id22" draw:end-glue-point="3" svg:d="M5529 3609c0 222-318 184-590 2063s-498 5673 861 5673" svg:viewBox="0 0 1068 7737">
          <text:p/>
        </draw:connector>
        <draw:frame draw:style-name="gr47" draw:text-style-name="P18" draw:layer="layout" svg:width="4.488cm" svg:height="1.031cm" draw:transform="rotate (0.648738882966292) translate (10.101cm 6.412cm)">
          <draw:text-box>
            <text:p><text:span text:style-name="T11">Indirect effect of visitation</text:span></text:p>
          </draw:text-box>
        </draw:frame>
        <draw:custom-shape draw:style-name="gr48" draw:text-style-name="P4" xml:id="id41" draw:id="id41" draw:layer="layout" svg:width="1.8cm" svg:height="1.22cm" svg:x="9.7cm" svg:y="4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093cm" svg:y1="3.54cm" svg:x2="10.6cm" svg:y2="4.18cm" draw:start-shape="id31" draw:start-glue-point="2" draw:end-shape="id41" draw:end-glue-point="0" svg:d="M9093 3540l1507 640" svg:viewBox="0 0 1508 641">
          <text:p/>
        </draw:connector>
        <draw:connector draw:style-name="gr29" draw:text-style-name="P12" draw:layer="layout" draw:type="line" svg:x1="6.558cm" svg:y1="3.104cm" svg:x2="9.7cm" svg:y2="4.79cm" draw:start-shape="id28" draw:start-glue-point="1" draw:end-shape="id41" draw:end-glue-point="3" svg:d="M6558 3104l3142 1686" svg:viewBox="0 0 3143 1687">
          <text:p/>
        </draw:connector>
        <draw:connector draw:style-name="gr1" draw:text-style-name="P12" draw:layer="layout" draw:type="line" svg:x1="13.714cm" svg:y1="5cm" svg:x2="11.5cm" svg:y2="4.79cm" draw:start-shape="id33" draw:end-shape="id41" draw:end-glue-point="1" svg:d="M13714 5000l-2214-210" svg:viewBox="0 0 2215 211">
          <text:p/>
        </draw:connector>
        <presentation:notes draw:style-name="dp2">
          <draw:page-thumbnail draw:style-name="gr39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40" draw:text-style-name="P4" xml:id="id44" draw:id="id44" draw:layer="layout" svg:width="3.086cm" svg:height="1.608cm" svg:x="12.8cm" svg:y="14.7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46" draw:id="id46" draw:layer="layout" svg:width="2.613cm" svg:height="1.04cm" svg:x="7.987cm" svg:y="6.96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49" draw:text-style-name="P2" draw:layer="layout" svg:width="25.4cm" svg:height="11.2cm" svg:x="1.3cm" svg:y="6.6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571cm" svg:y="7.1cm">
          <draw:text-box>
            <text:p><text:span text:style-name="T5">Field (site)</text:span></text:p>
          </draw:text-box>
        </draw:frame>
        <draw:custom-shape draw:style-name="gr50" draw:text-style-name="P2" draw:layer="layout" svg:width="24.9cm" svg:height="6.2cm" svg:x="1.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1.78cm" svg:height="0.955cm" svg:x="2.02cm" svg:y="11.6cm">
          <draw:text-box>
            <text:p><text:span text:style-name="T5">Plot</text:span></text:p>
          </draw:text-box>
        </draw:frame>
        <draw:custom-shape draw:style-name="gr20" draw:text-style-name="P4" xml:id="id42" draw:id="id42" draw:layer="layout" svg:width="2.613cm" svg:height="1.34cm" svg:x="17.387cm" svg:y="12.28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45" draw:id="id45" draw:layer="layout" svg:width="4.713cm" svg:height="1.04cm" svg:x="15.987cm" svg:y="7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387cm" svg:y1="12.95cm" svg:x2="15.714cm" svg:y2="12.92cm" draw:start-shape="id42" draw:end-shape="id43" svg:d="M17387 12950l-1673-30" svg:viewBox="0 0 1674 31">
          <text:p/>
        </draw:connector>
        <draw:custom-shape draw:style-name="gr24" draw:text-style-name="P4" xml:id="id43" draw:id="id43" draw:layer="layout" svg:width="2.8cm" svg:height="1.4cm" svg:x="12.914cm" svg:y="12.22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4.314cm" svg:y1="13.62cm" svg:x2="14.343cm" svg:y2="14.792cm" draw:start-shape="id43" draw:start-glue-point="2" draw:end-shape="id44" draw:end-glue-point="0" svg:d="M14314 13620l29 1172" svg:viewBox="0 0 30 1173">
          <text:p/>
        </draw:connector>
        <draw:connector draw:style-name="gr1" draw:text-style-name="P1" draw:layer="layout" draw:type="line" svg:x1="18.343cm" svg:y1="8.6cm" svg:x2="14.314cm" svg:y2="12.22cm" draw:start-shape="id45" draw:start-glue-point="2" draw:end-shape="id43" draw:end-glue-point="0" svg:d="M18343 8600l-4029 3620" svg:viewBox="0 0 4030 3621">
          <text:p/>
        </draw:connector>
        <draw:custom-shape draw:style-name="gr43" draw:text-style-name="P16" xml:id="id48" draw:id="id48" draw:layer="layout" svg:width="2.058cm" svg:height="1.009cm" svg:x="4.942cm" svg:y="6.9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17" draw:layer="layout" svg:width="14.7cm" svg:height="1.657cm" svg:x="3.9cm" svg:y="0.1cm">
          <draw:text-box>
            <text:p>Model for beekeepers meeting (Nov 2017)</text:p>
          </draw:text-box>
        </draw:frame>
        <draw:custom-shape draw:style-name="gr48" draw:text-style-name="P4" xml:id="id49" draw:id="id49" draw:layer="layout" svg:width="1.8cm" svg:height="1.22cm" svg:x="8.7cm" svg:y="13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293cm" svg:y1="8cm" svg:x2="9.3cm" svg:y2="9.6cm" draw:start-shape="id46" draw:start-glue-point="2" draw:end-shape="id47" draw:end-glue-point="4" svg:d="M9293 8000l7 1600" svg:viewBox="0 0 8 1601">
          <text:p/>
        </draw:connector>
        <draw:connector draw:style-name="gr29" draw:text-style-name="P12" draw:layer="layout" draw:type="line" svg:x1="5.971cm" svg:y1="7.909cm" svg:x2="8.239cm" svg:y2="9.805cm" draw:start-shape="id48" draw:start-glue-point="2" draw:end-shape="id47" draw:end-glue-point="5" svg:d="M5971 7909l2268 1896" svg:viewBox="0 0 2269 1897">
          <text:p/>
        </draw:connector>
        <draw:connector draw:style-name="gr1" draw:text-style-name="P12" draw:layer="layout" draw:type="line" svg:x1="12.914cm" svg:y1="12.92cm" svg:x2="10.5cm" svg:y2="13.79cm" draw:start-shape="id43" draw:end-shape="id49" draw:end-glue-point="1" svg:d="M12914 12920l-2414 870" svg:viewBox="0 0 2415 871">
          <text:p/>
        </draw:connector>
        <draw:custom-shape draw:style-name="gr51" draw:text-style-name="P4" xml:id="id50" draw:id="id50" draw:layer="layout" svg:width="2.013cm" svg:height="1.1cm" svg:x="12.487cm" svg:y="7cm">
          <text:p text:style-name="P3"><text:span text:style-name="T1">Air Temp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493cm" svg:y1="8.1cm" svg:x2="10.361cm" svg:y2="9.805cm" draw:start-shape="id50" draw:start-glue-point="2" draw:end-shape="id47" draw:end-glue-point="11" svg:d="M13493 8100l-3132 1705" svg:viewBox="0 0 3133 1706">
          <text:p/>
        </draw:connector>
        <draw:connector draw:style-name="gr1" draw:text-style-name="P12" draw:layer="layout" draw:type="line" svg:x1="13.493cm" svg:y1="8.1cm" svg:x2="14.314cm" svg:y2="12.22cm" draw:start-shape="id50" draw:start-glue-point="2" draw:end-shape="id43" draw:end-glue-point="0" svg:d="M13493 8100l821 4120" svg:viewBox="0 0 822 4121">
          <text:p/>
        </draw:connector>
        <draw:custom-shape draw:style-name="gr51" draw:text-style-name="P4" xml:id="id51" draw:id="id51" draw:layer="layout" svg:width="2.013cm" svg:height="1.1cm" svg:x="3.587cm" svg:y="12.2cm">
          <text:p text:style-name="P3"><text:span text:style-name="T1">Soilwater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2.1cm" svg:height="1.04cm" svg:x="15cm" svg:y="3cm">
          <text:p text:style-name="P3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xml:id="id52" draw:id="id52" draw:layer="layout" svg:width="3.313cm" svg:height="1.7cm" svg:x="2.3cm" svg:y="2.8cm">
          <text:p text:style-name="P3"><text:span text:style-name="T1">Locality</text:span></text:p>
          <text:p text:style-name="P3"><text:span text:style-name="T1">(GP/Lethbridge)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9.293cm" svg:y1="8cm" svg:x2="4.593cm" svg:y2="12.2cm" draw:start-shape="id46" draw:start-glue-point="2" draw:end-shape="id51" draw:end-glue-point="0" svg:d="M9293 8000l-4700 4200" svg:viewBox="0 0 4701 4201">
          <text:p/>
        </draw:connector>
        <draw:connector draw:style-name="gr1" draw:text-style-name="P12" draw:layer="layout" draw:type="line" svg:x1="5.6cm" svg:y1="12.75cm" svg:x2="8.239cm" svg:y2="10.795cm" draw:start-shape="id51" draw:start-glue-point="1" draw:end-shape="id47" draw:end-glue-point="7" svg:d="M5600 12750l2639-1955" svg:viewBox="0 0 2640 1956">
          <text:p/>
        </draw:connector>
        <draw:connector draw:style-name="gr1" draw:text-style-name="P12" draw:layer="layout" draw:type="line" svg:x1="3.956cm" svg:y1="4.5cm" svg:x2="4.593cm" svg:y2="12.2cm" draw:start-shape="id52" draw:start-glue-point="2" draw:end-shape="id51" draw:end-glue-point="0" svg:d="M3956 4500l637 7700" svg:viewBox="0 0 638 7701">
          <text:p/>
        </draw:connector>
        <draw:custom-shape draw:style-name="gr44" draw:text-style-name="P19" xml:id="id47" draw:id="id47" draw:layer="layout" svg:width="3cm" svg:height="1.4cm" svg:x="7.8cm" svg:y="9.6cm">
          <text:p text:style-name="P3"><text:span text:style-name="T12">Nectar</text:span></text:p>
          <text:p text:style-name="P3"><text:span text:style-name="T12">Produ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9.3cm" svg:y1="11cm" svg:x2="9.6cm" svg:y2="13.18cm" draw:start-shape="id47" draw:start-glue-point="8" draw:end-shape="id49" draw:end-glue-point="0" svg:d="M9300 11000l300 2180" svg:viewBox="0 0 301 2181">
          <text:p/>
        </draw:connector>
        <presentation:notes draw:style-name="dp2">
          <draw:page-thumbnail draw:style-name="gr39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4" draw:text-style-name="P12" draw:layer="layout" svg:width="10.7cm" svg:height="9.9cm" svg:x="2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53" draw:id="id53" draw:layer="layout" svg:width="4.19cm" svg:height="2cm" svg:x="5.881cm" svg:y="6.699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4" draw:id="id54" draw:layer="layout" svg:width="4.19cm" svg:height="1.999cm" svg:x="5.881cm" svg:y="10.008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7.976cm" svg:y1="8.699cm" svg:x2="7.976cm" svg:y2="10.008cm" draw:start-shape="id53" draw:start-glue-point="2" draw:end-shape="id54" svg:d="M7976 8699v1309" svg:viewBox="0 0 1 1310">
          <text:p/>
        </draw:connector>
        <draw:custom-shape draw:style-name="gr59" draw:text-style-name="P20" xml:id="id57" draw:id="id57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6" draw:id="id56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55" draw:id="id55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0" draw:id="id60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10.071cm" svg:y1="11.007cm" svg:x2="20.81cm" svg:y2="14.955cm" draw:start-shape="id54" draw:start-glue-point="1" draw:end-shape="id55" svg:d="M10071 11007l10739 3948" svg:viewBox="0 0 10740 3949">
          <text:p/>
        </draw:connector>
        <draw:connector draw:style-name="gr61" draw:text-style-name="P21" draw:layer="layout" draw:type="line" svg:x1="10.071cm" svg:y1="7.699cm" svg:x2="20.81cm" svg:y2="14.955cm" draw:start-shape="id53" draw:start-glue-point="1" draw:end-shape="id55" draw:end-glue-point="3" svg:d="M10071 7699l10739 7256" svg:viewBox="0 0 10740 7257">
          <text:p/>
        </draw:connector>
        <draw:connector draw:style-name="gr61" draw:text-style-name="P21" draw:layer="layout" draw:type="line" svg:x1="10.071cm" svg:y1="7.699cm" svg:x2="20.81cm" svg:y2="11.32cm" draw:start-shape="id53" draw:start-glue-point="1" draw:end-shape="id56" svg:d="M10071 7699l10739 3621" svg:viewBox="0 0 10740 3622">
          <text:p/>
        </draw:connector>
        <draw:connector draw:style-name="gr58" draw:text-style-name="P21" draw:layer="layout" draw:type="line" svg:x1="10.071cm" svg:y1="11.007cm" svg:x2="20.81cm" svg:y2="11.32cm" draw:start-shape="id54" draw:start-glue-point="1" draw:end-shape="id56" draw:end-glue-point="3" svg:d="M10071 11007l10739 313" svg:viewBox="0 0 10740 314">
          <text:p/>
        </draw:connector>
        <draw:connector draw:style-name="gr61" draw:text-style-name="P21" draw:layer="layout" draw:type="line" svg:x1="10.071cm" svg:y1="7.699cm" svg:x2="20.81cm" svg:y2="7.911cm" draw:start-shape="id53" draw:start-glue-point="1" draw:end-shape="id57" draw:end-glue-point="3" svg:d="M10071 7699l10739 212" svg:viewBox="0 0 10740 213">
          <text:p/>
        </draw:connector>
        <draw:connector draw:style-name="gr58" draw:text-style-name="P21" draw:layer="layout" draw:type="line" svg:x1="10.071cm" svg:y1="11.007cm" svg:x2="20.81cm" svg:y2="7.911cm" draw:start-shape="id54" draw:start-glue-point="1" draw:end-shape="id57" svg:d="M10071 11007l10739-3096" svg:viewBox="0 0 10740 3097">
          <text:p/>
        </draw:connector>
        <draw:custom-shape draw:style-name="gr62" draw:text-style-name="P20" xml:id="id59" draw:id="id59" draw:layer="layout" svg:width="4.189cm" svg:height="2cm" svg:x="8.37cm" svg:y="3.2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ustom-shape draw:style-name="gr56" draw:text-style-name="P20" xml:id="id58" draw:id="id58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5.095cm" svg:y1="5.2cm" svg:x2="7.976cm" svg:y2="6.699cm" draw:start-shape="id58" draw:start-glue-point="2" draw:end-shape="id53" draw:end-glue-point="0" svg:d="M5095 5200l2881 1499" svg:viewBox="0 0 2882 1500">
          <text:p/>
        </draw:connector>
        <draw:connector draw:style-name="gr58" draw:text-style-name="P21" draw:layer="layout" draw:type="line" svg:x1="10.464cm" svg:y1="5.2cm" svg:x2="7.976cm" svg:y2="6.699cm" draw:start-shape="id59" draw:start-glue-point="2" draw:end-shape="id53" draw:end-glue-point="0" svg:d="M10464 5200l-2488 1499" svg:viewBox="0 0 2489 1500">
          <text:p/>
        </draw:connector>
        <draw:connector draw:style-name="gr63" draw:text-style-name="P21" draw:layer="layout" draw:type="line" svg:x1="13.607cm" svg:y1="17.1cm" svg:x2="20.81cm" svg:y2="14.955cm" draw:start-shape="id60" draw:start-glue-point="0" draw:end-shape="id55" svg:d="M13607 17100l7203-2145" svg:viewBox="0 0 7204 2146">
          <text:p/>
        </draw:connector>
        <draw:connector draw:style-name="gr63" draw:text-style-name="P21" draw:layer="layout" draw:type="line" svg:x1="13.607cm" svg:y1="17.1cm" svg:x2="20.81cm" svg:y2="11.32cm" draw:start-shape="id60" draw:start-glue-point="0" draw:end-shape="id56" svg:d="M13607 17100l7203-5780" svg:viewBox="0 0 7204 5781">
          <text:p/>
        </draw:connector>
        <draw:connector draw:style-name="gr63" draw:text-style-name="P21" draw:layer="layout" draw:type="line" svg:x1="13.607cm" svg:y1="17.1cm" svg:x2="20.81cm" svg:y2="7.911cm" draw:start-shape="id60" draw:start-glue-point="0" draw:end-shape="id57" svg:d="M13607 17100l7203-9189" svg:viewBox="0 0 7204 9190">
          <text:p/>
        </draw:connector>
        <draw:frame draw:style-name="gr64" draw:text-style-name="P22" draw:layer="controls" svg:width="10.281cm" svg:height="1.1cm" svg:x="10.186cm" svg:y="6.2cm">
          <draw:text-box>
            <text:p><text:span text:style-name="T14">Direct Effect (better deposition)</text:span></text:p>
          </draw:text-box>
        </draw:frame>
        <draw:frame draw:style-name="gr65" draw:text-style-name="P23" draw:layer="controls" svg:width="6.08cm" svg:height="1.8cm" svg:x="11.92cm" svg:y="11.7cm">
          <draw:text-box>
            <text:p><text:span text:style-name="T15">Indirect effect</text:span></text:p>
            <text:p><text:span text:style-name="T15">(more deposition)</text:span></text:p>
          </draw:text-box>
        </draw:frame>
        <draw:frame draw:style-name="gr66" draw:text-style-name="P24" draw:layer="controls" svg:width="5.071cm" svg:height="1.673cm" svg:x="16.045cm" svg:y="16.4cm">
          <draw:text-box>
            <text:p><text:span text:style-name="T16">Plant resource</text:span></text:p>
            <text:p><text:span text:style-name="T16">effect</text:span></text:p>
          </draw:text-box>
        </draw:frame>
        <draw:frame draw:style-name="gr67" draw:text-style-name="P25" draw:layer="layout" svg:width="5.3cm" svg:height="1.825cm" svg:x="7cm" svg:y="17.3cm">
          <draw:text-box>
            <text:p><text:span text:style-name="T17">Plant Level</text:span></text:p>
          </draw:text-box>
        </draw:frame>
        <draw:custom-shape draw:style-name="gr68" draw:text-style-name="P12" draw:layer="layout" svg:width="5.4cm" svg:height="6.3cm" svg:x="20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5cm" svg:y="5.261cm">
          <draw:text-box>
            <text:p><text:span text:style-name="T17">Pod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style-name="gr68" draw:text-style-name="P12" draw:layer="layout" svg:width="5.4cm" svg:height="6.3cm" svg:x="20.101cm" svg:y="6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01cm" svg:y="13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61" draw:id="id61" draw:layer="layout" svg:width="4.19cm" svg:height="2cm" svg:x="5.854cm" svg:y="6.692cm">
          <text:p text:style-name="P3"><text:span text:style-name="T13">Honey bee</text:span></text:p>
          <text:p text:style-name="P3"><text:span text:style-name="T13">Vis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0" xml:id="id62" draw:id="id62" draw:layer="layout" svg:width="4.19cm" svg:height="1.999cm" svg:x="5.9cm" svg:y="10.0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27" draw:layer="layout" draw:type="line" svg:x1="7.949cm" svg:y1="8.692cm" svg:x2="7.995cm" svg:y2="10.001cm" draw:start-shape="id61" draw:start-glue-point="2" draw:end-shape="id62" draw:end-glue-point="0" svg:d="M7949 8692l46 1309" svg:viewBox="0 0 47 1310">
          <text:p/>
        </draw:connector>
        <draw:custom-shape draw:style-name="gr59" draw:text-style-name="P20" xml:id="id65" draw:id="id65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64" draw:id="id64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63" draw:id="id63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8" draw:id="id68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1" draw:text-style-name="P28" draw:layer="layout" draw:type="line" svg:x1="10.09cm" svg:y1="11cm" svg:x2="20.81cm" svg:y2="14.955cm" draw:start-shape="id62" draw:start-glue-point="1" draw:end-shape="id63" svg:d="M10090 11000l10720 3955" svg:viewBox="0 0 10721 3956">
          <text:p/>
        </draw:connector>
        <draw:connector draw:style-name="gr72" draw:text-style-name="P28" draw:layer="layout" draw:type="line" svg:x1="10.044cm" svg:y1="7.692cm" svg:x2="20.81cm" svg:y2="14.955cm" draw:start-shape="id61" draw:start-glue-point="1" draw:end-shape="id63" draw:end-glue-point="3" svg:d="M10044 7692l10766 7263" svg:viewBox="0 0 10767 7264">
          <text:p/>
        </draw:connector>
        <draw:connector draw:style-name="gr73" draw:text-style-name="P29" draw:layer="layout" draw:type="line" svg:x1="10.044cm" svg:y1="7.692cm" svg:x2="20.81cm" svg:y2="11.32cm" draw:start-shape="id61" draw:start-glue-point="1" draw:end-shape="id64" svg:d="M10044 7692l10766 3628" svg:viewBox="0 0 10767 3629">
          <text:p text:style-name="P3"><text:span text:style-name="T18">-0.5</text:span></text:p>
        </draw:connector>
        <draw:connector draw:style-name="gr71" draw:text-style-name="P27" draw:layer="layout" draw:type="line" svg:x1="10.09cm" svg:y1="11cm" svg:x2="20.81cm" svg:y2="11.32cm" draw:start-shape="id62" draw:start-glue-point="1" draw:end-shape="id64" draw:end-glue-point="3" svg:d="M10090 11000l10720 320" svg:viewBox="0 0 10721 321">
          <text:p/>
        </draw:connector>
        <draw:connector draw:style-name="gr74" draw:text-style-name="P28" draw:layer="layout" draw:type="line" svg:x1="10.044cm" svg:y1="7.692cm" svg:x2="20.81cm" svg:y2="7.911cm" draw:start-shape="id61" draw:start-glue-point="1" draw:end-shape="id65" draw:end-glue-point="3" svg:d="M10044 7692l10766 219" svg:viewBox="0 0 10767 220">
          <text:p/>
        </draw:connector>
        <draw:connector draw:style-name="gr71" draw:text-style-name="P27" draw:layer="layout" draw:type="line" svg:x1="10.09cm" svg:y1="11cm" svg:x2="20.81cm" svg:y2="7.911cm" draw:start-shape="id62" draw:start-glue-point="1" draw:end-shape="id65" svg:d="M10090 11000l10720-3089" svg:viewBox="0 0 10721 3090">
          <text:p/>
        </draw:connector>
        <draw:custom-shape draw:style-name="gr62" draw:text-style-name="P20" xml:id="id67" draw:id="id67" draw:layer="layout" svg:width="4.189cm" svg:height="2cm" svg:x="8.37cm" svg:y="3.2cm">
          <text:p text:style-name="P3"><text:span text:style-name="T13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0" xml:id="id66" draw:id="id66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30" draw:layer="layout" draw:type="line" svg:x1="5.095cm" svg:y1="5.2cm" svg:x2="7.949cm" svg:y2="6.692cm" draw:start-shape="id66" draw:start-glue-point="2" draw:end-shape="id61" draw:end-glue-point="0" svg:d="M5095 5200l2854 1492" svg:viewBox="0 0 2855 1493">
          <text:p/>
        </draw:connector>
        <draw:connector draw:style-name="gr75" draw:text-style-name="P31" draw:layer="layout" draw:type="line" svg:x1="10.464cm" svg:y1="5.2cm" svg:x2="7.949cm" svg:y2="6.692cm" draw:start-shape="id67" draw:start-glue-point="2" draw:end-shape="id61" draw:end-glue-point="0" svg:d="M10464 5200l-2515 1492" svg:viewBox="0 0 2516 1493">
          <text:p text:style-name="P3"><text:span text:style-name="T19">-1.1</text:span></text:p>
        </draw:connector>
        <draw:connector draw:style-name="gr76" draw:text-style-name="P31" draw:layer="layout" draw:type="line" svg:x1="13.607cm" svg:y1="17.1cm" svg:x2="20.81cm" svg:y2="14.955cm" draw:start-shape="id68" draw:start-glue-point="0" draw:end-shape="id63" svg:d="M13607 17100l7203-2145" svg:viewBox="0 0 7204 2146">
          <text:p text:style-name="P3"><text:span text:style-name="T19">3.7</text:span></text:p>
        </draw:connector>
        <draw:connector draw:style-name="gr77" draw:text-style-name="P28" draw:layer="layout" draw:type="line" svg:x1="13.607cm" svg:y1="17.1cm" svg:x2="20.81cm" svg:y2="11.32cm" draw:start-shape="id68" draw:start-glue-point="0" draw:end-shape="id64" svg:d="M13607 17100l7203-5780" svg:viewBox="0 0 7204 5781">
          <text:p/>
        </draw:connector>
        <draw:connector draw:style-name="gr76" draw:text-style-name="P31" draw:layer="layout" draw:type="line" svg:x1="13.607cm" svg:y1="17.1cm" svg:x2="20.81cm" svg:y2="7.911cm" draw:start-shape="id68" draw:start-glue-point="0" draw:end-shape="id65" svg:d="M13607 17100l7203-9189" svg:viewBox="0 0 7204 9190">
          <text:p text:style-name="P3"><text:span text:style-name="T19">1.0</text:span></text:p>
        </draw:connector>
        <draw:connector draw:style-name="gr78" draw:text-style-name="P32" draw:layer="layout" svg:x1="22.905cm" svg:y1="8.912cm" svg:x2="22.905cm" svg:y2="10.321cm" draw:start-shape="id65" draw:start-glue-point="2" draw:end-shape="id64" draw:end-glue-point="0" svg:d="M22905 8912v1409" svg:viewBox="0 0 1 1410">
          <text:p text:style-name="P3"><text:span text:style-name="T20">1.4</text:span></text:p>
        </draw:connector>
        <draw:frame draw:style-name="gr70" draw:text-style-name="P26" draw:layer="layout" svg:width="4.232cm" svg:height="1.039cm" svg:x="20.5cm" svg:y="5.262cm">
          <draw:text-box>
            <text:p><text:span text:style-name="T17">Pod Level</text:span></text:p>
          </draw:text-box>
        </draw:frame>
        <draw:frame draw:style-name="gr67" draw:text-style-name="P25" draw:layer="layout" svg:width="5.3cm" svg:height="1.825cm" svg:x="7cm" svg:y="17.301cm">
          <draw:text-box>
            <text:p><text:span text:style-name="T17">Plant Level</text:span></text:p>
          </draw:text-box>
        </draw:frame>
        <draw:custom-shape draw:style-name="gr79" draw:text-style-name="P12" draw:layer="layout" svg:width="10.7cm" svg:height="9.9cm" svg:x="2.501cm" svg:y="2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01cm">
          <draw:text-box>
            <text:p><text:span text:style-name="T17">Plot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0" draw:text-style-name="P20" xml:id="id72" draw:id="id72" draw:layer="layout" svg:width="4.822cm" svg:height="2.048cm" svg:x="20.178cm" svg:y="6.619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1" draw:id="id71" draw:layer="layout" svg:width="4.822cm" svg:height="2.048cm" svg:x="20.178cm" svg:y="10.1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0" draw:id="id70" draw:layer="layout" svg:width="4.822cm" svg:height="2.048cm" svg:x="20.178cm" svg:y="13.832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1" draw:text-style-name="P20" xml:id="id73" draw:id="id73" draw:layer="layout" svg:width="4.823cm" svg:height="2.048cm" svg:x="9.479cm" svg:y="17.052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1" draw:text-style-name="P21" draw:layer="layout" draw:type="line" svg:x1="15.714cm" svg:y1="9.925cm" svg:x2="20.178cm" svg:y2="14.856cm" draw:start-shape="id69" draw:start-glue-point="1" draw:end-shape="id70" svg:d="M15714 9925l4464 4931" svg:viewBox="0 0 4465 4932">
          <text:p/>
        </draw:connector>
        <draw:connector draw:style-name="gr1" draw:text-style-name="P21" draw:layer="layout" draw:type="line" svg:x1="15.714cm" svg:y1="9.925cm" svg:x2="20.178cm" svg:y2="11.134cm" draw:start-shape="id69" draw:start-glue-point="1" draw:end-shape="id71" draw:end-glue-point="3" svg:d="M15714 9925l4464 1209" svg:viewBox="0 0 4465 1210">
          <text:p/>
        </draw:connector>
        <draw:connector draw:style-name="gr1" draw:text-style-name="P21" draw:layer="layout" draw:type="line" svg:x1="15.714cm" svg:y1="9.925cm" svg:x2="20.178cm" svg:y2="7.643cm" draw:start-shape="id69" draw:start-glue-point="1" draw:end-shape="id72" svg:d="M15714 9925l4464-2282" svg:viewBox="0 0 4465 2283">
          <text:p/>
        </draw:connector>
        <draw:connector draw:style-name="gr4" draw:text-style-name="P21" draw:layer="layout" draw:type="line" svg:x1="11.89cm" svg:y1="17.052cm" svg:x2="20.178cm" svg:y2="14.856cm" draw:start-shape="id73" draw:start-glue-point="0" draw:end-shape="id70" svg:d="M11890 17052l8288-2196" svg:viewBox="0 0 8289 2197">
          <text:p/>
        </draw:connector>
        <draw:connector draw:style-name="gr4" draw:text-style-name="P21" draw:layer="layout" draw:type="line" svg:x1="11.89cm" svg:y1="17.052cm" svg:x2="20.178cm" svg:y2="11.134cm" draw:start-shape="id73" draw:start-glue-point="0" draw:end-shape="id71" svg:d="M11890 17052l8288-5918" svg:viewBox="0 0 8289 5919">
          <text:p/>
        </draw:connector>
        <draw:connector draw:style-name="gr4" draw:text-style-name="P21" draw:layer="layout" draw:type="line" svg:x1="11.89cm" svg:y1="17.052cm" svg:x2="20.178cm" svg:y2="7.643cm" draw:start-shape="id73" draw:start-glue-point="0" draw:end-shape="id72" svg:d="M11890 17052l8288-9409" svg:viewBox="0 0 8289 9410">
          <text:p/>
        </draw:connector>
        <draw:custom-shape draw:style-name="gr82" draw:text-style-name="P12" draw:layer="layout" svg:width="16.6cm" svg:height="6cm" svg:x="8.9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20.368cm" svg:y="5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1cm">
          <draw:text-box>
            <text:p><text:span text:style-name="T17">Plant Level</text:span></text:p>
          </draw:text-box>
        </draw:frame>
        <draw:connector draw:style-name="gr84" draw:text-style-name="P12" draw:layer="layout" draw:type="line" svg:x1="7.214cm" svg:y1="3.177cm" svg:x2="10.901cm" svg:y2="6.777cm" draw:start-shape="id74" draw:start-glue-point="1" draw:end-shape="id75" draw:end-glue-point="3" svg:d="M7214 3177l3687 3600" svg:viewBox="0 0 3688 3601">
          <text:p/>
        </draw:connector>
        <draw:custom-shape draw:style-name="gr85" draw:text-style-name="P12" draw:layer="layout" svg:width="14.398cm" svg:height="10.8cm" svg:x="1.903cm" svg:y="1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0" xml:id="id75" draw:id="id75" draw:layer="layout" svg:width="4.813cm" svg:height="2.048cm" svg:x="10.901cm" svg:y="5.753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69" draw:id="id69" draw:layer="layout" svg:width="4.813cm" svg:height="2.048cm" svg:x="10.901cm" svg:y="8.9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7" draw:text-style-name="P28" draw:layer="layout" draw:type="line" svg:x1="13.307cm" svg:y1="7.801cm" svg:x2="13.307cm" svg:y2="8.901cm" draw:start-shape="id75" draw:start-glue-point="2" draw:end-shape="id69" svg:d="M13307 7801v1100" svg:viewBox="0 0 1 1101">
          <text:p/>
        </draw:connector>
        <draw:custom-shape draw:style-name="gr86" draw:text-style-name="P20" xml:id="id76" draw:id="id76" draw:layer="layout" svg:width="4.813cm" svg:height="2.048cm" svg:x="10.901cm" svg:y="2.147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13.307cm" svg:y1="4.195cm" svg:x2="13.307cm" svg:y2="5.753cm" draw:start-shape="id76" draw:start-glue-point="2" draw:end-shape="id75" draw:end-glue-point="0" svg:d="M13307 4195v1558" svg:viewBox="0 0 1 1559">
          <text:p/>
        </draw:connector>
        <draw:custom-shape draw:style-name="gr86" draw:text-style-name="P20" xml:id="id77" draw:id="id77" draw:layer="layout" svg:width="4.813cm" svg:height="2.048cm" svg:x="2.401cm" svg:y="5.801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7.849cm" svg:x2="10.901cm" svg:y2="9.925cm" draw:start-shape="id77" draw:start-glue-point="2" draw:end-shape="id69" draw:end-glue-point="3" svg:d="M4807 7849l6094 2076" svg:viewBox="0 0 6095 2077">
          <text:p/>
        </draw:connector>
        <draw:custom-shape draw:style-name="gr86" draw:text-style-name="P20" xml:id="id74" draw:id="id74" draw:layer="layout" svg:width="4.813cm" svg:height="2.048cm" svg:x="2.401cm" svg:y="2.153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4.201cm" svg:x2="4.807cm" svg:y2="5.801cm" draw:start-shape="id74" draw:start-glue-point="2" draw:end-shape="id77" draw:end-glue-point="0" svg:d="M4807 4201v1600" svg:viewBox="0 0 1 1601">
          <text:p/>
        </draw:connector>
        <draw:connector draw:style-name="gr84" draw:text-style-name="P29" draw:layer="layout" draw:type="line" svg:x1="10.901cm" svg:y1="3.171cm" svg:x2="7.214cm" svg:y2="6.825cm" draw:start-shape="id76" draw:start-glue-point="3" draw:end-shape="id77" draw:end-glue-point="1" svg:d="M10901 3171l-3687 3654" svg:viewBox="0 0 3688 3655">
          <text:p/>
        </draw:connector>
        <presentation:notes draw:style-name="dp2">
          <draw:page-thumbnail draw:style-name="gr39" draw:layer="layout" svg:width="18.624cm" svg:height="10.476cm" svg:x="1.482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onnector draw:style-name="gr76" draw:text-style-name="P31" draw:layer="layout" draw:type="line" svg:x1="11.915cm" svg:y1="17.099cm" svg:x2="20.187cm" svg:y2="11.181cm" draw:start-shape="id78" draw:start-glue-point="0" draw:end-shape="id79" svg:d="M11915 17099l8272-5918" svg:viewBox="0 0 8273 5919">
          <text:p text:style-name="P3"><text:span text:style-name="T19">0.7</text:span></text:p>
        </draw:connector>
        <draw:connector draw:style-name="gr88" draw:text-style-name="P12" draw:layer="layout" draw:type="line" svg:x1="7.213cm" svg:y1="3.176cm" svg:x2="10.9cm" svg:y2="6.776cm" draw:start-shape="id80" draw:start-glue-point="1" draw:end-shape="id81" draw:end-glue-point="3" svg:d="M7213 3176l3687 3600" svg:viewBox="0 0 3688 3601">
          <text:p/>
        </draw:connector>
        <draw:custom-shape draw:style-name="gr85" draw:text-style-name="P12" draw:layer="layout" svg:width="14.398cm" svg:height="10.8cm" svg:x="1.902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16.6cm" svg:height="6cm" svg:x="8.901cm" svg:y="1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01cm" svg:y="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6" draw:text-style-name="P20" xml:id="id81" draw:id="id81" draw:layer="layout" svg:width="4.813cm" svg:height="2.048cm" svg:x="10.9cm" svg:y="5.752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2" draw:id="id82" draw:layer="layout" svg:width="4.813cm" svg:height="2.048cm" svg:x="10.9cm" svg:y="8.9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9" draw:text-style-name="P28" draw:layer="layout" draw:type="line" svg:x1="13.306cm" svg:y1="7.8cm" svg:x2="13.306cm" svg:y2="8.9cm" draw:start-shape="id81" draw:start-glue-point="2" draw:end-shape="id82" svg:d="M13306 7800v1100" svg:viewBox="0 0 1 1101">
          <text:p/>
        </draw:connector>
        <draw:custom-shape draw:style-name="gr86" draw:text-style-name="P20" xml:id="id84" draw:id="id84" draw:layer="layout" svg:width="4.813cm" svg:height="2.048cm" svg:x="20.187cm" svg:y="6.666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9" draw:id="id79" draw:layer="layout" svg:width="4.813cm" svg:height="2.048cm" svg:x="20.187cm" svg:y="10.157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3" draw:id="id83" draw:layer="layout" svg:width="4.813cm" svg:height="2.048cm" svg:x="20.187cm" svg:y="13.879cm">
          <text:p text:style-name="P3"><text:span text:style-name="T13">Number of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8" draw:id="id78" draw:layer="layout" svg:width="4.813cm" svg:height="2.048cm" svg:x="9.509cm" svg:y="17.099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15.713cm" svg:y1="9.924cm" svg:x2="20.187cm" svg:y2="14.903cm" draw:start-shape="id82" draw:start-glue-point="1" draw:end-shape="id83" svg:d="M15713 9924l4474 4979" svg:viewBox="0 0 4475 4980">
          <text:p text:style-name="P3"><text:span text:style-name="T19">0.6</text:span></text:p>
        </draw:connector>
        <draw:connector draw:style-name="gr89" draw:text-style-name="P28" draw:layer="layout" draw:type="line" svg:x1="15.713cm" svg:y1="9.924cm" svg:x2="20.187cm" svg:y2="11.181cm" draw:start-shape="id82" draw:start-glue-point="1" draw:end-shape="id79" draw:end-glue-point="3" svg:d="M15713 9924l4474 1257" svg:viewBox="0 0 4475 1258">
          <text:p/>
        </draw:connector>
        <draw:connector draw:style-name="gr75" draw:text-style-name="P31" draw:layer="layout" draw:type="line" svg:x1="15.713cm" svg:y1="9.924cm" svg:x2="20.187cm" svg:y2="7.69cm" draw:start-shape="id82" draw:start-glue-point="1" draw:end-shape="id84" svg:d="M15713 9924l4474-2234" svg:viewBox="0 0 4475 2235">
          <text:p text:style-name="P3"><text:span text:style-name="T19">1.1</text:span></text:p>
        </draw:connector>
        <draw:custom-shape draw:style-name="gr86" draw:text-style-name="P20" xml:id="id85" draw:id="id85" draw:layer="layout" svg:width="4.813cm" svg:height="2.048cm" svg:x="10.9cm" svg:y="2.146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13.306cm" svg:y1="4.194cm" svg:x2="13.306cm" svg:y2="5.752cm" draw:start-shape="id85" draw:start-glue-point="2" draw:end-shape="id81" draw:end-glue-point="0" svg:d="M13306 4194v1558" svg:viewBox="0 0 1 1559">
          <text:p text:style-name="P3"><text:span text:style-name="T19">-0.5</text:span></text:p>
        </draw:connector>
        <draw:custom-shape draw:style-name="gr86" draw:text-style-name="P20" xml:id="id86" draw:id="id86" draw:layer="layout" svg:width="4.813cm" svg:height="2.048cm" svg:x="2.4cm" svg:y="5.8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4.806cm" svg:y1="7.848cm" svg:x2="10.9cm" svg:y2="9.924cm" draw:start-shape="id86" draw:start-glue-point="2" draw:end-shape="id82" draw:end-glue-point="3" svg:d="M4806 7848l6094 2076" svg:viewBox="0 0 6095 2077">
          <text:p text:style-name="P3"><text:span text:style-name="T19">0.7</text:span></text:p>
        </draw:connector>
        <draw:custom-shape draw:style-name="gr86" draw:text-style-name="P20" xml:id="id80" draw:id="id80" draw:layer="layout" svg:width="4.813cm" svg:height="2.048cm" svg:x="2.4cm" svg:y="2.152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4.806cm" svg:y1="4.2cm" svg:x2="4.806cm" svg:y2="5.8cm" draw:start-shape="id80" draw:start-glue-point="2" draw:end-shape="id86" draw:end-glue-point="0" svg:d="M4806 4200v1600" svg:viewBox="0 0 1 1601">
          <text:p text:style-name="P3"><text:span text:style-name="T19">-3.3</text:span></text:p>
        </draw:connector>
        <draw:connector draw:style-name="gr76" draw:text-style-name="P31" draw:layer="layout" draw:type="line" svg:x1="11.915cm" svg:y1="17.099cm" svg:x2="20.187cm" svg:y2="14.903cm" draw:start-shape="id78" draw:start-glue-point="0" draw:end-shape="id83" svg:d="M11915 17099l8272-2196" svg:viewBox="0 0 8273 2197">
          <text:p text:style-name="P3"><text:span text:style-name="T19">6.7</text:span></text:p>
        </draw:connector>
        <draw:connector draw:style-name="gr76" draw:text-style-name="P31" draw:layer="layout" draw:type="line" svg:x1="11.915cm" svg:y1="17.099cm" svg:x2="20.187cm" svg:y2="7.69cm" draw:start-shape="id78" draw:start-glue-point="0" draw:end-shape="id84" svg:d="M11915 17099l8272-9409" svg:viewBox="0 0 8273 9410">
          <text:p text:style-name="P3"><text:span text:style-name="T19">1.2</text:span></text:p>
        </draw:connector>
        <draw:connector draw:style-name="gr75" draw:text-style-name="P32" draw:layer="layout" svg:x1="22.593cm" svg:y1="8.714cm" svg:x2="22.593cm" svg:y2="10.157cm" draw:start-shape="id84" draw:start-glue-point="2" draw:end-shape="id79" draw:end-glue-point="0" svg:d="M22593 8714v1443" svg:viewBox="0 0 1 1444">
          <text:p text:style-name="P3"><text:span text:style-name="T20">-2.2</text:span></text:p>
        </draw:connector>
        <draw:frame draw:style-name="gr91" draw:text-style-name="P26" draw:layer="layout" svg:width="3.132cm" svg:height="1.825cm" svg:x="16.468cm" svg:y="1.9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368cm" svg:y="5.001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2cm">
          <draw:text-box>
            <text:p><text:span text:style-name="T17">Plant Level</text:span></text:p>
          </draw:text-box>
        </draw:frame>
        <draw:connector draw:style-name="gr88" draw:text-style-name="P29" draw:layer="layout" draw:type="line" svg:x1="10.9cm" svg:y1="3.17cm" svg:x2="7.213cm" svg:y2="6.824cm" draw:start-shape="id85" draw:start-glue-point="3" draw:end-shape="id86" draw:end-glue-point="1" svg:d="M10900 3170l-3687 3654" svg:viewBox="0 0 3688 3655">
          <text:p/>
        </draw:connector>
        <draw:frame draw:style-name="gr92" draw:text-style-name="P33" draw:layer="layout" svg:width="1.9cm" svg:height="1.038cm" svg:x="9.5cm" svg:y="3.262cm">
          <draw:text-box>
            <text:p><text:span text:style-name="T21">1.2</text:span></text:p>
          </draw:text-box>
        </draw:frame>
        <draw:frame draw:style-name="gr93" draw:text-style-name="P34" draw:layer="layout" svg:width="2.029cm" svg:height="1.056cm" svg:x="7.2cm" svg:y="3.244cm">
          <draw:text-box>
            <text:p><text:span text:style-name="T22">-1.2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94" draw:text-style-name="P35" xml:id="id102" draw:id="id102" draw:layer="layout" svg:width="2.528cm" svg:height="1.164cm" svg:x="1.3cm" svg:y="4.3cm">
          <text:p text:style-name="P3"><text:span text:style-name="T23">Hive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ustom-shape draw:style-name="gr95" draw:text-style-name="P12" draw:layer="layout" svg:width="18.2cm" svg:height="17.9cm" svg:x="-19.2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-5.832cm" svg:y="16.3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-5cm" svg:y="11.2cm">
          <draw:text-box>
            <text:p><text:span text:style-name="T17">Plant Level</text:span></text:p>
          </draw:text-box>
        </draw:frame>
        <draw:frame draw:style-name="gr96" draw:text-style-name="P26" draw:layer="layout" svg:width="12.732cm" svg:height="1.825cm" svg:x="0.768cm" svg:y="0.1cm">
          <draw:text-box>
            <text:p><text:span text:style-name="T17">Commodity Canola Piecewise SEM</text:span></text:p>
          </draw:text-box>
        </draw:frame>
        <draw:custom-shape draw:style-name="gr94" draw:text-style-name="P35" xml:id="id93" draw:id="id93" draw:layer="layout" svg:width="2.528cm" svg:height="1.164cm" svg:x="13.961cm" svg:y="12.14cm">
          <text:p text:style-name="P3"><text:span text:style-name="T23">Irrigation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87" draw:id="id87" draw:layer="layout" svg:width="2.528cm" svg:height="1.164cm" svg:x="7.226cm" svg:y="19.083cm">
          <text:p text:style-name="P3"><text:span text:style-name="T23">Grand </text:span></text:p>
          <text:p text:style-name="P3"><text:span text:style-name="T23">Prairie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4" draw:id="id94" draw:layer="layout" svg:width="2.528cm" svg:height="1.164cm" svg:x="1.181cm" svg:y="17.15cm">
          <text:p text:style-name="P3"><text:span text:style-name="T23">Year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9.754cm" svg:y1="19.665cm" svg:x2="20.495cm" svg:y2="16.916cm" draw:start-shape="id87" draw:start-glue-point="1" draw:end-shape="id88" draw:end-glue-point="2" svg:d="M9754 19665l10741-2749" svg:viewBox="0 0 10742 2750">
          <text:p text:style-name="P3"><text:span text:style-name="T15">-2.3</text:span></text:p>
        </draw:connector>
        <draw:custom-shape draw:style-name="gr97" draw:text-style-name="P35" xml:id="id92" draw:id="id92" draw:layer="layout" svg:width="2.711cm" svg:height="1.2cm" svg:x="5.928cm" svg:y="2.1cm">
          <text:p text:style-name="P3"><text:span text:style-name="T23">Weight</text:span></text:p>
          <text:p text:style-name="P3"><text:span text:style-name="T23">Per seed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91" draw:id="id91" draw:layer="layout" svg:width="2.528cm" svg:height="1.2cm" svg:x="13.044cm" svg:y="2.722cm">
          <text:p text:style-name="P3"><text:span text:style-name="T23">Seeds per</text:span></text:p>
          <text:p text:style-name="P3"><text:span text:style-name="T23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35" xml:id="id101" draw:id="id101" draw:layer="layout" svg:width="2.528cm" svg:height="1.2cm" svg:x="18.223cm" svg:y="6.207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onnector draw:style-name="gr99" draw:text-style-name="P12" draw:layer="layout" draw:type="line" svg:x1="12.6cm" svg:y1="-3.1cm" svg:x2="17.426cm" svg:y2="-2.46cm" svg:d="M12600-3100l4826 640" svg:viewBox="0 0 4827 641">
          <text:p/>
        </draw:connector>
        <draw:connector draw:style-name="gr99" draw:text-style-name="P12" draw:layer="layout" draw:type="line" svg:x1="16.443cm" svg:y1="-0.747cm" svg:x2="17.426cm" svg:y2="-2.46cm" svg:d="M16443-747l983-1713" svg:viewBox="0 0 984 1714">
          <text:p/>
        </draw:connector>
        <draw:connector draw:style-name="gr99" draw:text-style-name="P12" draw:layer="layout" draw:type="line" svg:x1="20.361cm" svg:y1="-1.5cm" svg:x2="17.426cm" svg:y2="-2.46cm" svg:d="M20361-1500l-2935-960" svg:viewBox="0 0 2936 961">
          <text:p/>
        </draw:connector>
        <draw:custom-shape draw:style-name="gr100" draw:text-style-name="P35" xml:id="id89" draw:id="id89" draw:layer="layout" svg:width="3.1cm" svg:height="1.8cm" svg:x="20.772cm" svg:y="-2.6cm">
          <text:p text:style-name="P3"><text:span text:style-name="T23">Predicted</text:span></text:p>
          <text:p text:style-name="P3"><text:span text:style-name="T23">Yiel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1" draw:text-style-name="P35" xml:id="id90" draw:id="id90" draw:layer="layout" svg:width="1.628cm" svg:height="1.2cm" svg:x="26.072cm" svg:y="-2.3cm">
          <text:p text:style-name="P3"><text:span text:style-name="T23">Yield</text:span></text:p>
          <draw:enhanced-geometry svg:viewBox="0 0 21600 21600" draw:type="rectangle" draw:enhanced-path="M 0 0 L 21600 0 21600 21600 0 21600 0 0 Z N"/>
        </draw:custom-shape>
        <draw:connector draw:style-name="gr102" draw:text-style-name="P36" draw:layer="layout" draw:type="line" svg:x1="23.872cm" svg:y1="-1.7cm" svg:x2="26.072cm" svg:y2="-1.7cm" draw:start-shape="id89" draw:start-glue-point="7" draw:end-shape="id90" draw:end-glue-point="3" svg:d="M23872-1700h2200" svg:viewBox="0 0 2201 1">
          <text:p text:style-name="P3"><text:span text:style-name="T15">40.3</text:span></text:p>
        </draw:connector>
        <draw:connector draw:style-name="gr103" draw:text-style-name="P12" draw:layer="layout" draw:type="line" svg:x1="19.05cm" svg:y1="-0.238cm" svg:x2="22.322cm" svg:y2="-0.8cm" draw:end-shape="id89" draw:end-glue-point="6" svg:d="M19050-238l3272-562" svg:viewBox="0 0 3273 563">
          <text:p/>
        </draw:connector>
        <draw:connector draw:style-name="gr104" draw:text-style-name="P36" draw:layer="layout" draw:type="line" svg:x1="13.044cm" svg:y1="3.322cm" svg:x2="8.639cm" svg:y2="2.7cm" draw:start-shape="id91" draw:start-glue-point="3" draw:end-shape="id92" draw:end-glue-point="1" svg:d="M13044 3322l-4405-622" svg:viewBox="0 0 4406 623">
          <text:p text:style-name="P3"><text:span text:style-name="T15">6.0</text:span></text:p>
        </draw:connector>
        <draw:connector draw:style-name="gr76" draw:text-style-name="P36" draw:layer="layout" draw:type="line" svg:x1="13.961cm" svg:y1="12.722cm" svg:x2="7.283cm" svg:y2="3.3cm" draw:start-shape="id93" draw:start-glue-point="3" draw:end-shape="id92" draw:end-glue-point="2" svg:d="M13961 12722l-6678-9422" svg:viewBox="0 0 6679 9423">
          <text:p text:style-name="P3"><text:span text:style-name="T15">-2.1</text:span></text:p>
        </draw:connector>
        <draw:connector draw:style-name="gr105" draw:text-style-name="P28" draw:layer="layout" draw:type="line" svg:x1="3.709cm" svg:y1="17.732cm" svg:x2="16.118cm" svg:y2="15.577cm" draw:start-shape="id94" draw:start-glue-point="1" draw:end-shape="id95" draw:end-glue-point="2" svg:d="M3709 17732l12409-2155" svg:viewBox="0 0 12410 2156">
          <text:p text:style-name="P3"><text:span text:style-name="T24">0.5</text:span></text:p>
        </draw:connector>
        <draw:connector draw:style-name="gr106" draw:text-style-name="P28" draw:layer="layout" draw:type="line" svg:x1="15.225cm" svg:y1="13.304cm" svg:x2="16.118cm" svg:y2="15.577cm" draw:start-shape="id93" draw:start-glue-point="2" draw:end-shape="id95" draw:end-glue-point="2" svg:d="M15225 13304l893 2273" svg:viewBox="0 0 894 2274">
          <text:p text:style-name="P3"><text:span text:style-name="T24">1.8</text:span></text:p>
        </draw:connector>
        <draw:connector draw:style-name="gr76" draw:text-style-name="P36" xml:id="id95" draw:id="id95" draw:layer="layout" draw:type="line" svg:x1="16.118cm" svg:y1="15.577cm" svg:x2="19.231cm" svg:y2="16.216cm" draw:end-shape="id88" draw:end-glue-point="3" svg:d="M16118 15577l3113 639" svg:viewBox="0 0 3114 640">
          <text:p text:style-name="P3"><text:span text:style-name="T15">-2.2</text:span></text:p>
        </draw:connector>
        <draw:connector draw:style-name="gr107" draw:text-style-name="P28" draw:layer="layout" draw:type="line" svg:x1="16.976cm" svg:y1="19.299cm" svg:x2="20.495cm" svg:y2="16.916cm" draw:start-shape="id96" draw:start-glue-point="0" draw:end-shape="id88" draw:end-glue-point="2" svg:d="M16976 19299l3519-2383" svg:viewBox="0 0 3520 2384">
          <text:p text:style-name="P3"><text:span text:style-name="T24">1.7</text:span></text:p>
        </draw:connector>
        <draw:connector draw:style-name="gr108" draw:text-style-name="P36" draw:layer="layout" draw:type="line" svg:x1="3.709cm" svg:y1="17.732cm" svg:x2="15.844cm" svg:y2="10.94cm" draw:start-shape="id94" draw:start-glue-point="1" draw:end-shape="id97" draw:end-glue-point="3" svg:d="M3709 17732l12135-6792" svg:viewBox="0 0 12136 6793">
          <text:p text:style-name="P3"><text:span text:style-name="T15">2.3</text:span></text:p>
        </draw:connector>
        <draw:connector draw:style-name="gr107" draw:text-style-name="P28" draw:layer="layout" draw:type="line" svg:x1="8.49cm" svg:y1="19.083cm" svg:x2="5.799cm" svg:y2="14.519cm" draw:start-shape="id87" draw:start-glue-point="0" draw:end-shape="id98" draw:end-glue-point="2" svg:d="M8490 19083l-2691-4564" svg:viewBox="0 0 2692 4565">
          <text:p text:style-name="P3"><text:span text:style-name="T24">-1.1</text:span></text:p>
        </draw:connector>
        <draw:connector draw:style-name="gr107" draw:text-style-name="P28" draw:layer="layout" draw:type="line" svg:x1="2.445cm" svg:y1="17.15cm" svg:x2="5.799cm" svg:y2="14.519cm" draw:start-shape="id94" draw:start-glue-point="0" draw:end-shape="id98" draw:end-glue-point="2" svg:d="M2445 17150l3354-2631" svg:viewBox="0 0 3355 2632">
          <text:p text:style-name="P3"><text:span text:style-name="T24">-0.4</text:span></text:p>
        </draw:connector>
        <draw:connector draw:style-name="gr107" draw:text-style-name="P28" draw:layer="layout" draw:type="line" svg:x1="16.976cm" svg:y1="19.299cm" svg:x2="7.278cm" svg:y2="7.613cm" draw:start-shape="id96" draw:start-glue-point="0" draw:end-shape="id99" draw:end-glue-point="2" svg:d="M16976 19299l-9698-11686" svg:viewBox="0 0 9699 11687">
          <text:p text:style-name="P3"><text:span text:style-name="T24">-2.0</text:span></text:p>
        </draw:connector>
        <draw:connector draw:style-name="gr109" draw:text-style-name="P36" draw:layer="layout" draw:type="line" svg:x1="6.672cm" svg:y1="9.522cm" svg:x2="18.223cm" svg:y2="6.807cm" draw:start-shape="id100" draw:start-glue-point="1" draw:end-shape="id101" draw:end-glue-point="3" svg:d="M6672 9522l11551-2715" svg:viewBox="0 0 11552 2716">
          <text:p text:style-name="P3"><text:span text:style-name="T15">2.1</text:span></text:p>
        </draw:connector>
        <draw:connector draw:style-name="gr110" draw:text-style-name="P28" draw:layer="layout" draw:type="line" svg:x1="8.542cm" svg:y1="7.031cm" svg:x2="18.223cm" svg:y2="6.807cm" draw:start-shape="id99" draw:start-glue-point="1" draw:end-shape="id101" draw:end-glue-point="3" svg:d="M8542 7031l9681-224" svg:viewBox="0 0 9682 225">
          <text:p text:style-name="P3"><text:span text:style-name="T24">-1.8</text:span></text:p>
        </draw:connector>
        <draw:custom-shape draw:style-name="gr111" draw:text-style-name="P38" xml:id="id97" draw:id="id97" draw:layer="layout" svg:width="2.528cm" svg:height="1.164cm" svg:x="15.844cm" svg:y="10.358cm">
          <text:p text:style-name="P37"><text:span text:style-name="T25">Plant Size</text:span></text:p>
          <draw:enhanced-geometry svg:viewBox="0 0 21600 21600" draw:type="rectangle" draw:enhanced-path="M 0 0 L 21600 0 21600 21600 0 21600 0 0 Z N"/>
        </draw:custom-shape>
        <draw:connector draw:style-name="gr112" draw:text-style-name="P36" draw:layer="layout" draw:type="line" svg:x1="20.495cm" svg:y1="15.516cm" svg:x2="19.487cm" svg:y2="7.407cm" draw:start-shape="id88" draw:start-glue-point="0" draw:end-shape="id101" draw:end-glue-point="2" svg:d="M20495 15516l-1008-8109" svg:viewBox="0 0 1009 8110">
          <text:p text:style-name="P3"><text:span text:style-name="T15">-2.4</text:span></text:p>
        </draw:connector>
        <draw:connector draw:style-name="gr113" draw:text-style-name="P36" draw:layer="layout" draw:type="line" svg:x1="17.108cm" svg:y1="10.358cm" svg:x2="19.487cm" svg:y2="7.407cm" draw:start-shape="id97" draw:start-glue-point="0" draw:end-shape="id101" draw:end-glue-point="2" svg:d="M17108 10358l2379-2951" svg:viewBox="0 0 2380 2952">
          <text:p text:style-name="P3"><text:span text:style-name="T15">3.7</text:span></text:p>
        </draw:connector>
        <draw:connector draw:style-name="gr76" draw:text-style-name="P36" draw:layer="layout" draw:type="line" svg:x1="13.961cm" svg:y1="12.722cm" svg:x2="6.672cm" svg:y2="9.522cm" draw:start-shape="id93" draw:start-glue-point="3" draw:end-shape="id100" draw:end-glue-point="1" svg:d="M13961 12722l-7289-3200" svg:viewBox="0 0 7290 3201">
          <text:p text:style-name="P3"><text:span text:style-name="T15">-2.4</text:span></text:p>
        </draw:connector>
        <draw:connector draw:style-name="gr75" draw:text-style-name="P36" draw:layer="layout" draw:type="line" svg:x1="15.712cm" svg:y1="19.881cm" svg:x2="5.408cm" svg:y2="10.122cm" draw:start-shape="id96" draw:start-glue-point="3" draw:end-shape="id100" draw:end-glue-point="2" svg:d="M15712 19881l-10304-9759" svg:viewBox="0 0 10305 9760">
          <text:p text:style-name="P3"><text:span text:style-name="T15">-3.8</text:span></text:p>
        </draw:connector>
        <draw:connector draw:style-name="gr75" draw:text-style-name="P36" draw:layer="layout" draw:type="line" svg:x1="2.564cm" svg:y1="5.464cm" svg:x2="4.144cm" svg:y2="9.522cm" draw:start-shape="id102" draw:start-glue-point="2" draw:end-shape="id100" draw:end-glue-point="3" svg:d="M2564 5464l1580 4058" svg:viewBox="0 0 1581 4059">
          <text:p text:style-name="P3"><text:span text:style-name="T15">5.4</text:span></text:p>
        </draw:connector>
        <draw:connector draw:style-name="gr75" draw:text-style-name="P36" xml:id="id98" draw:id="id98" draw:layer="layout" draw:type="line" svg:x1="5.799cm" svg:y1="14.519cm" svg:x2="5.408cm" svg:y2="10.122cm" draw:end-shape="id100" draw:end-glue-point="2" svg:d="M5799 14519l-391-4397" svg:viewBox="0 0 392 4398">
          <text:p text:style-name="P3"><text:span text:style-name="T26">2.4</text:span></text:p>
        </draw:connector>
        <draw:connector draw:style-name="gr107" draw:text-style-name="P39" draw:layer="layout" draw:type="line" svg:x1="10.172cm" svg:y1="17.222cm" svg:x2="5.408cm" svg:y2="10.122cm" draw:end-shape="id100" draw:end-glue-point="2" svg:d="M10172 17222l-4764-7100" svg:viewBox="0 0 4765 7101">
          <text:p text:style-name="P3"><text:span text:style-name="T27">1.3</text:span></text:p>
        </draw:connector>
        <draw:custom-shape draw:style-name="gr98" draw:text-style-name="P35" xml:id="id100" draw:id="id100" draw:layer="layout" svg:width="2.528cm" svg:height="1.2cm" svg:x="4.144cm" svg:y="8.922cm">
          <text:p text:style-name="P3"><text:span text:style-name="T23">Honey bee</text:span></text:p>
          <text:p text:style-name="P3"><text:span text:style-name="T23">visit rate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9" draw:id="id99" draw:layer="layout" svg:width="2.528cm" svg:height="1.164cm" svg:x="6.014cm" svg:y="6.449cm">
          <text:p text:style-name="P3"><text:span text:style-name="T23">Pollen</text:span></text:p>
          <text:p text:style-name="P3"><text:span text:style-name="T23">count</text:span></text:p>
          <draw:enhanced-geometry svg:viewBox="0 0 21600 21600" draw:type="rectangle" draw:enhanced-path="M 0 0 L 21600 0 21600 21600 0 21600 0 0 Z N"/>
        </draw:custom-shape>
        <draw:connector draw:style-name="gr114" draw:text-style-name="P36" draw:layer="layout" draw:type="line" svg:x1="2.445cm" svg:y1="17.15cm" svg:x2="14.308cm" svg:y2="3.922cm" draw:start-shape="id94" draw:start-glue-point="0" draw:end-shape="id91" draw:end-glue-point="2" svg:d="M2445 17150l11863-13228" svg:viewBox="0 0 11864 13229">
          <text:p text:style-name="P3"><text:span text:style-name="T15">4.6</text:span></text:p>
        </draw:connector>
        <draw:custom-shape draw:style-name="gr115" draw:text-style-name="P35" xml:id="id88" draw:id="id88" draw:layer="layout" svg:width="2.528cm" svg:height="1.4cm" svg:x="19.231cm" svg:y="15.516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6" draw:id="id96" draw:layer="layout" svg:width="2.528cm" svg:height="1.164cm" svg:x="15.712cm" svg:y="19.299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onnector draw:style-name="gr107" draw:text-style-name="P39" draw:layer="layout" draw:type="line" svg:x1="5.408cm" svg:y1="8.922cm" svg:x2="7.278cm" svg:y2="7.613cm" draw:start-shape="id100" draw:start-glue-point="0" draw:end-shape="id99" draw:end-glue-point="2" svg:d="M5408 8922l1870-1309" svg:viewBox="0 0 1871 1310">
          <text:p text:style-name="P3"><text:span text:style-name="T27">-0.3</text:span></text:p>
        </draw:connector>
        <draw:connector draw:style-name="gr75" draw:text-style-name="P36" draw:layer="layout" draw:type="line" svg:x1="15.712cm" svg:y1="19.881cm" svg:x2="11.572cm" svg:y2="17.772cm" draw:start-shape="id96" draw:start-glue-point="3" svg:d="M15712 19881l-4140-2109" svg:viewBox="0 0 4141 2110">
          <text:p text:style-name="P3"><text:span text:style-name="T15">7.0</text:span></text:p>
        </draw:connector>
        <draw:connector draw:style-name="gr110" draw:text-style-name="P40" draw:layer="layout" draw:type="line" svg:x1="7.278cm" svg:y1="6.449cm" svg:x2="7.283cm" svg:y2="3.3cm" draw:start-shape="id99" draw:start-glue-point="0" draw:end-shape="id92" draw:end-glue-point="2" svg:d="M7278 6449l5-3149" svg:viewBox="0 0 6 3150">
          <text:p text:style-name="P3"><text:span text:style-name="T28">0.5</text:span></text:p>
        </draw:connector>
        <draw:connector draw:style-name="gr116" draw:text-style-name="P12" draw:layer="layout" draw:type="line" svg:x1="8.542cm" svg:y1="7.031cm" svg:x2="13.044cm" svg:y2="3.322cm" draw:start-shape="id99" draw:start-glue-point="1" draw:end-shape="id91" draw:end-glue-point="3" svg:d="M8542 7031l4502-3709" svg:viewBox="0 0 4503 3710">
          <text:p/>
        </draw:connector>
        <draw:custom-shape draw:style-name="gr117" draw:text-style-name="P38" draw:layer="layout" svg:width="2.8cm" svg:height="1.1cm" svg:x="8.772cm" svg:y="17.222cm">
          <text:p text:style-name="P37"><text:span text:style-name="T25">Flower </text:span></text:p>
          <text:p text:style-name="P37"><text:span text:style-name="T25">Density</text:span></text:p>
          <draw:enhanced-geometry svg:viewBox="0 0 21600 21600" draw:type="rectangle" draw:enhanced-path="M 0 0 L 21600 0 21600 21600 0 21600 0 0 Z N"/>
        </draw:custom-shape>
        <draw:connector draw:style-name="gr118" draw:text-style-name="P39" draw:layer="layout" draw:type="line" svg:x1="17.108cm" svg:y1="10.358cm" svg:x2="14.308cm" svg:y2="3.922cm" draw:start-shape="id97" draw:start-glue-point="0" draw:end-shape="id91" draw:end-glue-point="2" svg:d="M17108 10358l-2800-6436" svg:viewBox="0 0 2801 6437">
          <text:p text:style-name="P3"><text:span text:style-name="T27">-0.6</text:span></text:p>
        </draw:connector>
        <draw:connector draw:style-name="gr118" draw:text-style-name="P40" draw:layer="layout" draw:type="line" svg:x1="17.108cm" svg:y1="10.358cm" svg:x2="8.639cm" svg:y2="2.7cm" draw:start-shape="id97" draw:start-glue-point="0" draw:end-shape="id92" svg:d="M17108 10358l-8469-7658" svg:viewBox="0 0 8470 7659">
          <text:p text:style-name="P3"><text:span text:style-name="T28">1.5</text:span></text:p>
        </draw:connector>
        <draw:connector draw:style-name="gr119" draw:text-style-name="P39" draw:layer="layout" draw:type="line" svg:x1="20.495cm" svg:y1="15.516cm" svg:x2="17.108cm" svg:y2="11.522cm" draw:start-shape="id88" draw:start-glue-point="0" draw:end-shape="id97" draw:end-glue-point="2" svg:d="M20495 15516l-3387-3994" svg:viewBox="0 0 3388 3995">
          <text:p text:style-name="P3"><text:span text:style-name="T27">-1.1</text:span></text:p>
        </draw:connector>
        <draw:connector draw:style-name="gr107" draw:text-style-name="P40" draw:layer="layout" draw:type="line" svg:x1="16.976cm" svg:y1="19.299cm" svg:x2="17.108cm" svg:y2="11.522cm" draw:start-shape="id96" draw:start-glue-point="0" draw:end-shape="id97" draw:end-glue-point="2" svg:d="M16976 19299l132-7777" svg:viewBox="0 0 133 7778">
          <text:p text:style-name="P3"><text:span text:style-name="T28">-0.4</text:span></text:p>
        </draw:connector>
        <presentation:notes draw:style-name="dp2">
          <draw:page-thumbnail draw:style-name="gr39" draw:layer="layout" svg:width="18.624cm" svg:height="10.476cm" svg:x="1.482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draw:custom-shape draw:style-name="gr94" draw:text-style-name="P35" xml:id="id103" draw:id="id103" draw:layer="layout" svg:width="2.528cm" svg:height="1.164cm" svg:x="2.821cm" svg:y="7.17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ustom-shape draw:style-name="gr120" draw:text-style-name="P35" xml:id="id105" draw:id="id105" draw:layer="layout" svg:width="2.528cm" svg:height="1.163cm" svg:x="2.801cm" svg:y="8.514cm">
          <text:p text:style-name="P3"><text:span text:style-name="T23">Distance</text:span></text:p>
          <text:p text:style-name="P3"><text:span text:style-name="T23">from Tent</text:span></text:p>
          <draw:enhanced-geometry svg:viewBox="0 0 21600 21600" draw:type="rectangle" draw:enhanced-path="M 0 0 L 21600 0 21600 21600 0 21600 0 0 Z N"/>
        </draw:custom-shape>
        <draw:custom-shape draw:style-name="gr120" draw:text-style-name="P35" xml:id="id106" draw:id="id106" draw:layer="layout" svg:width="2.528cm" svg:height="1.163cm" svg:x="2.801cm" svg:y="9.821cm">
          <text:p text:style-name="P3"><text:span text:style-name="T23">Bay Edge/</text:span></text:p>
          <text:p text:style-name="P3"><text:span text:style-name="T23">Center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107" draw:id="id107" draw:layer="layout" svg:width="2.528cm" svg:height="1.164cm" svg:x="2.821cm" svg:y="11.11cm">
          <text:p text:style-name="P3"><text:span text:style-name="T23">Female </text:span></text:p>
          <text:p text:style-name="P3"><text:span text:style-name="T23">Ba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49cm" svg:y1="7.752cm" svg:x2="8.851cm" svg:y2="5.974cm" draw:start-shape="id103" draw:start-glue-point="1" draw:end-shape="id104" draw:end-glue-point="8" svg:d="M5349 7752l3502-1778" svg:viewBox="0 0 3503 1779">
          <text:p/>
        </draw:connector>
        <draw:connector draw:style-name="gr1" draw:text-style-name="P12" draw:layer="layout" draw:type="line" svg:x1="5.329cm" svg:y1="9.095cm" svg:x2="8.851cm" svg:y2="5.974cm" draw:start-shape="id105" draw:start-glue-point="1" draw:end-shape="id104" draw:end-glue-point="8" svg:d="M5329 9095l3522-3121" svg:viewBox="0 0 3523 3122">
          <text:p/>
        </draw:connector>
        <draw:connector draw:style-name="gr1" draw:text-style-name="P12" draw:layer="layout" draw:type="line" svg:x1="5.329cm" svg:y1="10.402cm" svg:x2="8.851cm" svg:y2="5.974cm" draw:start-shape="id106" draw:start-glue-point="1" draw:end-shape="id104" draw:end-glue-point="8" svg:d="M5329 10402l3522-4428" svg:viewBox="0 0 3523 4429">
          <text:p/>
        </draw:connector>
        <draw:connector draw:style-name="gr1" draw:text-style-name="P12" draw:layer="layout" draw:type="line" svg:x1="5.349cm" svg:y1="11.692cm" svg:x2="8.851cm" svg:y2="5.974cm" draw:start-shape="id107" draw:start-glue-point="1" draw:end-shape="id104" draw:end-glue-point="8" svg:d="M5349 11692l3502-5718" svg:viewBox="0 0 3503 5719">
          <text:p/>
        </draw:connector>
        <draw:custom-shape draw:style-name="gr94" draw:text-style-name="P35" xml:id="id108" draw:id="id108" draw:layer="layout" svg:width="2.528cm" svg:height="1.164cm" svg:x="2.801cm" svg:y="12.41cm">
          <text:p text:style-name="P3"><text:span text:style-name="T23">Tent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29cm" svg:y1="12.992cm" svg:x2="8.851cm" svg:y2="5.974cm" draw:start-shape="id108" draw:start-glue-point="1" draw:end-shape="id104" draw:end-glue-point="8" svg:d="M5329 12992l3522-7018" svg:viewBox="0 0 3523 7019">
          <text:p/>
        </draw:connector>
        <draw:connector draw:style-name="gr1" draw:text-style-name="P12" draw:layer="layout" draw:type="line" svg:x1="5.349cm" svg:y1="7.752cm" svg:x2="8.951cm" svg:y2="14.674cm" draw:start-shape="id103" draw:start-glue-point="1" draw:end-shape="id109" draw:end-glue-point="4" svg:d="M5349 7752l3602 6922" svg:viewBox="0 0 3603 6923">
          <text:p/>
        </draw:connector>
        <draw:connector draw:style-name="gr1" draw:text-style-name="P12" draw:layer="layout" draw:type="line" svg:x1="5.329cm" svg:y1="9.095cm" svg:x2="8.951cm" svg:y2="14.674cm" draw:start-shape="id105" draw:start-glue-point="1" draw:end-shape="id109" draw:end-glue-point="4" svg:d="M5329 9095l3622 5579" svg:viewBox="0 0 3623 5580">
          <text:p/>
        </draw:connector>
        <draw:connector draw:style-name="gr1" draw:text-style-name="P12" draw:layer="layout" draw:type="line" svg:x1="5.329cm" svg:y1="10.402cm" svg:x2="8.951cm" svg:y2="14.674cm" draw:start-shape="id106" draw:start-glue-point="1" draw:end-shape="id109" draw:end-glue-point="4" svg:d="M5329 10402l3622 4272" svg:viewBox="0 0 3623 4273">
          <text:p/>
        </draw:connector>
        <draw:connector draw:style-name="gr1" draw:text-style-name="P12" draw:layer="layout" draw:type="line" svg:x1="5.349cm" svg:y1="11.692cm" svg:x2="8.951cm" svg:y2="14.674cm" draw:start-shape="id107" draw:start-glue-point="1" draw:end-shape="id109" draw:end-glue-point="4" svg:d="M5349 11692l3602 2982" svg:viewBox="0 0 3603 2983">
          <text:p/>
        </draw:connector>
        <draw:connector draw:style-name="gr1" draw:text-style-name="P12" draw:layer="layout" draw:type="line" svg:x1="5.329cm" svg:y1="12.992cm" svg:x2="8.951cm" svg:y2="14.674cm" draw:start-shape="id108" draw:start-glue-point="1" draw:end-shape="id109" draw:end-glue-point="4" svg:d="M5329 12992l3622 1682" svg:viewBox="0 0 3623 1683">
          <text:p/>
        </draw:connector>
        <draw:custom-shape draw:style-name="gr121" draw:text-style-name="P41" xml:id="id104" draw:id="id104" draw:layer="layout" svg:width="3.3cm" svg:height="1.6cm" svg:x="7.201cm" svg:y="4.374cm">
          <text:p text:style-name="P3"><text:span text:style-name="T29">Honey bee</text:span></text:p>
          <text:p text:style-name="P3"><text:span text:style-name="T29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41" xml:id="id109" draw:id="id109" draw:layer="layout" svg:width="3.3cm" svg:height="1.6cm" svg:x="7.301cm" svg:y="14.674cm">
          <text:p text:style-name="P3"><text:span text:style-name="T29">Leafcutter</text:span></text:p>
          <text:p text:style-name="P3"><text:span text:style-name="T29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5" xml:id="id111" draw:id="id111" draw:layer="layout" svg:width="2.528cm" svg:height="1.164cm" svg:x="7.573cm" svg:y="1.974cm">
          <text:p text:style-name="P3"><text:span text:style-name="T23">Observed</text:span></text:p>
          <text:p text:style-name="P3"><text:span text:style-name="T23">Hbee visits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110" draw:id="id110" draw:layer="layout" svg:width="2.528cm" svg:height="1.164cm" svg:x="7.673cm" svg:y="17.574cm">
          <text:p text:style-name="P3"><text:span text:style-name="T23">Observed</text:span></text:p>
          <text:p text:style-name="P3"><text:span text:style-name="T23">Lbee visit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8.951cm" svg:y1="16.274cm" svg:x2="8.937cm" svg:y2="17.574cm" draw:start-shape="id109" draw:end-shape="id110" draw:end-glue-point="0" svg:d="M8951 16274l-14 1300" svg:viewBox="0 0 15 1301">
          <text:p/>
        </draw:connector>
        <draw:connector draw:style-name="gr1" draw:text-style-name="P12" draw:layer="layout" draw:type="line" svg:x1="8.851cm" svg:y1="4.374cm" svg:x2="8.837cm" svg:y2="3.138cm" draw:start-shape="id104" draw:start-glue-point="4" draw:end-shape="id111" draw:end-glue-point="2" svg:d="M8851 4374l-14-1236" svg:viewBox="0 0 15 1237">
          <text:p/>
        </draw:connector>
        <draw:custom-shape draw:style-name="gr121" draw:text-style-name="P41" xml:id="id112" draw:id="id112" draw:layer="layout" svg:width="3.3cm" svg:height="1.6cm" svg:x="11.401cm" svg:y="9.574cm">
          <text:p text:style-name="P3"><text:span text:style-name="T29">Pollination</text:span></text:p>
          <text:p text:style-name="P3"><text:span text:style-name="T29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0.018cm" svg:y1="5.74cm" svg:x2="11.884cm" svg:y2="9.808cm" draw:start-shape="id104" draw:start-glue-point="9" draw:end-shape="id112" draw:end-glue-point="5" svg:d="M10018 5740l1866 4068" svg:viewBox="0 0 1867 4069">
          <text:p/>
        </draw:connector>
        <draw:connector draw:style-name="gr1" draw:text-style-name="P12" draw:layer="layout" draw:type="line" svg:x1="10.118cm" svg:y1="14.908cm" svg:x2="11.884cm" svg:y2="10.94cm" draw:start-shape="id109" draw:start-glue-point="11" draw:end-shape="id112" draw:end-glue-point="7" svg:d="M10118 14908l1766-3968" svg:viewBox="0 0 1767 3969">
          <text:p/>
        </draw:connector>
        <draw:custom-shape draw:style-name="gr122" draw:text-style-name="P35" xml:id="id113" draw:id="id113" draw:layer="layout" svg:width="3.028cm" svg:height="1.764cm" svg:x="11.501cm" svg:y="4.81cm">
          <text:p text:style-name="P3"><text:span text:style-name="T23">Observed</text:span></text:p>
          <text:p text:style-name="P3"><text:span text:style-name="T23">Pollen </text:span></text:p>
          <text:p text:style-name="P3"><text:span text:style-name="T23">(Flower-level)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051cm" svg:y1="9.574cm" svg:x2="13.015cm" svg:y2="6.574cm" draw:start-shape="id112" draw:start-glue-point="4" draw:end-shape="id113" draw:end-glue-point="2" svg:d="M13051 9574l-36-3000" svg:viewBox="0 0 37 3001">
          <text:p/>
        </draw:connector>
        <draw:custom-shape draw:style-name="gr121" draw:text-style-name="P41" xml:id="id114" draw:id="id114" draw:layer="layout" svg:width="3.3cm" svg:height="1.6cm" svg:x="16.001cm" svg:y="3.974cm">
          <text:p text:style-name="P3"><text:span text:style-name="T29">Seed C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41" xml:id="id115" draw:id="id115" draw:layer="layout" svg:width="3.3cm" svg:height="1.6cm" svg:x="16.001cm" svg:y="7.974cm">
          <text:p text:style-name="P3"><text:span text:style-name="T29">Seed S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41" xml:id="id116" draw:id="id116" draw:layer="layout" svg:width="3.3cm" svg:height="1.6cm" svg:x="16.001cm" svg:y="11.374cm">
          <text:p text:style-name="P3"><text:span text:style-name="T29">Flower </text:span></text:p>
          <text:p text:style-name="P3"><text:span text:style-name="T29">Su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5" xml:id="id118" draw:id="id118" draw:layer="layout" svg:width="2.528cm" svg:height="1.164cm" svg:x="21.501cm" svg:y="17.51cm">
          <text:p text:style-name="P3"><text:span text:style-name="T23">Plant Size</text:span></text:p>
          <draw:enhanced-geometry svg:viewBox="0 0 21600 21600" draw:type="rectangle" draw:enhanced-path="M 0 0 L 21600 0 21600 21600 0 21600 0 0 Z N"/>
        </draw:custom-shape>
        <draw:custom-shape draw:style-name="gr115" draw:text-style-name="P35" xml:id="id117" draw:id="id117" draw:layer="layout" svg:width="2.528cm" svg:height="1.4cm" svg:x="16.301cm" svg:y="17.374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123" draw:text-style-name="P35" xml:id="id119" draw:id="id119" draw:layer="layout" svg:width="2.7cm" svg:height="1.8cm" svg:x="21.401cm" svg:y="3.874cm">
          <text:p text:style-name="P3"><text:span text:style-name="T23">Observed </text:span></text:p>
          <text:p text:style-name="P3"><text:span text:style-name="T23">Seed Count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23" draw:text-style-name="P35" xml:id="id120" draw:id="id120" draw:layer="layout" svg:width="2.7cm" svg:height="1.8cm" svg:x="21.401cm" svg:y="7.874cm">
          <text:p text:style-name="P3"><text:span text:style-name="T23">Observed </text:span></text:p>
          <text:p text:style-name="P3"><text:span text:style-name="T23">Seed Size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24" draw:text-style-name="P35" xml:id="id121" draw:id="id121" draw:layer="layout" svg:width="2.7cm" svg:height="2.4cm" svg:x="21.401cm" svg:y="10.974cm">
          <text:p text:style-name="P3"><text:span text:style-name="T23">Observed </text:span></text:p>
          <text:p text:style-name="P3"><text:span text:style-name="T23">Flower</text:span></text:p>
          <text:p text:style-name="P3"><text:span text:style-name="T23">Succes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4.218cm" svg:y1="9.808cm" svg:x2="16.484cm" svg:y2="5.34cm" draw:start-shape="id112" draw:start-glue-point="11" draw:end-shape="id114" draw:end-glue-point="7" svg:d="M14218 9808l2266-4468" svg:viewBox="0 0 2267 4469">
          <text:p/>
        </draw:connector>
        <draw:connector draw:style-name="gr1" draw:text-style-name="P12" draw:layer="layout" draw:type="line" svg:x1="14.701cm" svg:y1="10.374cm" svg:x2="16.001cm" svg:y2="8.774cm" draw:start-shape="id112" draw:start-glue-point="10" draw:end-shape="id115" draw:end-glue-point="6" svg:d="M14701 10374l1300-1600" svg:viewBox="0 0 1301 1601">
          <text:p/>
        </draw:connector>
        <draw:connector draw:style-name="gr1" draw:text-style-name="P12" draw:layer="layout" draw:type="line" svg:x1="14.218cm" svg:y1="10.94cm" svg:x2="16.484cm" svg:y2="11.608cm" draw:start-shape="id112" draw:start-glue-point="9" draw:end-shape="id116" draw:end-glue-point="5" svg:d="M14218 10940l2266 668" svg:viewBox="0 0 2267 669">
          <text:p/>
        </draw:connector>
        <draw:connector draw:style-name="gr1" draw:text-style-name="P12" draw:layer="layout" draw:type="line" svg:x1="18.829cm" svg:y1="18.074cm" svg:x2="21.501cm" svg:y2="18.092cm" draw:start-shape="id117" draw:start-glue-point="1" draw:end-shape="id118" svg:d="M18829 18074l2672 18" svg:viewBox="0 0 2673 19">
          <text:p/>
        </draw:connector>
        <draw:connector draw:style-name="gr1" draw:text-style-name="P12" draw:layer="layout" draw:type="line" svg:x1="19.301cm" svg:y1="4.774cm" svg:x2="21.401cm" svg:y2="4.774cm" draw:start-shape="id114" draw:start-glue-point="10" draw:end-shape="id119" svg:d="M19301 4774h2100" svg:viewBox="0 0 2101 1">
          <text:p/>
        </draw:connector>
        <draw:connector draw:style-name="gr1" draw:text-style-name="P12" draw:layer="layout" draw:type="line" svg:x1="19.301cm" svg:y1="8.774cm" svg:x2="21.401cm" svg:y2="8.774cm" draw:start-shape="id115" draw:start-glue-point="10" draw:end-shape="id120" draw:end-glue-point="3" svg:d="M19301 8774h2100" svg:viewBox="0 0 2101 1">
          <text:p/>
        </draw:connector>
        <draw:connector draw:style-name="gr1" draw:text-style-name="P12" draw:layer="layout" draw:type="line" svg:x1="19.301cm" svg:y1="12.174cm" svg:x2="21.401cm" svg:y2="12.174cm" draw:start-shape="id116" draw:start-glue-point="10" draw:end-shape="id121" svg:d="M19301 12174h2100" svg:viewBox="0 0 2101 1">
          <text:p/>
        </draw:connector>
        <draw:connector draw:style-name="gr1" draw:text-style-name="P12" draw:layer="layout" draw:type="line" svg:x1="22.751cm" svg:y1="5.674cm" svg:x2="22.751cm" svg:y2="7.874cm" draw:start-shape="id119" draw:start-glue-point="2" draw:end-shape="id120" draw:end-glue-point="0" svg:d="M22751 5674v2200" svg:viewBox="0 0 1 2201">
          <text:p/>
        </draw:connector>
        <draw:custom-shape draw:style-name="gr95" draw:text-style-name="P12" draw:layer="layout" svg:width="18.2cm" svg:height="17.9cm" svg:x="2.4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2" draw:layer="layout" svg:x1="24.029cm" svg:y1="18.092cm" svg:x2="24.101cm" svg:y2="4.774cm" draw:start-shape="id118" draw:start-glue-point="1" draw:end-shape="id119" draw:end-glue-point="1" svg:d="M24029 18092h586v-13318h-514" svg:viewBox="0 0 587 13319">
          <text:p/>
        </draw:connector>
        <draw:connector draw:style-name="gr1" draw:text-style-name="P12" draw:layer="layout" svg:x1="24.029cm" svg:y1="18.092cm" svg:x2="24.101cm" svg:y2="8.774cm" draw:start-shape="id118" draw:start-glue-point="1" draw:end-shape="id120" svg:d="M24029 18092h586v-9318h-514" svg:viewBox="0 0 587 9319">
          <text:p/>
        </draw:connector>
        <draw:connector draw:style-name="gr1" draw:text-style-name="P12" draw:layer="layout" svg:x1="22.765cm" svg:y1="17.51cm" svg:x2="22.751cm" svg:y2="13.374cm" draw:start-shape="id118" draw:start-glue-point="0" draw:end-shape="id121" draw:end-glue-point="2" svg:d="M22765 17510v-2068h-14v-2068" svg:viewBox="0 0 15 4137">
          <text:p/>
        </draw:connector>
        <draw:custom-shape draw:style-name="gr125" draw:text-style-name="P12" draw:layer="layout" svg:width="4.6cm" svg:height="17.9cm" svg:x="20.6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3.001cm" svg:y="19.436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669cm" svg:y="19.374cm">
          <draw:text-box>
            <text:p><text:span text:style-name="T17">Plant Level</text:span></text:p>
          </draw:text-box>
        </draw:frame>
        <draw:frame draw:style-name="gr126" draw:text-style-name="P26" draw:layer="layout" svg:width="10.932cm" svg:height="1.038cm" svg:x="0.768cm" svg:y="0.1cm">
          <draw:text-box>
            <text:p><text:span text:style-name="T17">Seed Canola Piecewise SEM</text:span></text:p>
          </draw:text-box>
        </draw:frame>
        <draw:connector draw:style-name="gr1" draw:text-style-name="P12" draw:layer="layout" draw:type="line" svg:x1="5.349cm" svg:y1="7.752cm" svg:x2="16.301cm" svg:y2="18.074cm" draw:start-shape="id103" draw:start-glue-point="1" draw:end-shape="id117" svg:d="M5349 7752l10952 10322" svg:viewBox="0 0 10953 10323">
          <text:p/>
        </draw:connector>
        <draw:custom-shape draw:style-name="gr127" draw:text-style-name="P35" xml:id="id122" draw:id="id122" draw:layer="layout" svg:width="2.8cm" svg:height="1.764cm" svg:x="16.1cm" svg:y="14.236cm">
          <text:p text:style-name="P3"><text:span text:style-name="T23">Observed</text:span></text:p>
          <text:p text:style-name="P3"><text:span text:style-name="T23">Flower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22.765cm" svg:y1="17.51cm" svg:x2="18.9cm" svg:y2="15.118cm" draw:start-shape="id118" draw:start-glue-point="0" draw:end-shape="id122" svg:d="M22765 17510l-3865-2392" svg:viewBox="0 0 3866 2393">
          <text:p/>
        </draw:connector>
        <draw:connector draw:style-name="gr1" draw:text-style-name="P12" draw:layer="layout" draw:type="curve" svg:x1="16.1cm" svg:y1="15.118cm" svg:x2="8.851cm" svg:y2="5.974cm" draw:start-shape="id122" draw:start-glue-point="3" draw:end-shape="id104" draw:end-glue-point="8" svg:d="M16100 15118c-4833 0-7249-3048-7249-9144" svg:viewBox="0 0 7250 9145">
          <text:p/>
        </draw:connector>
        <draw:connector draw:style-name="gr1" draw:text-style-name="P12" draw:layer="layout" draw:type="line" svg:x1="16.1cm" svg:y1="15.118cm" svg:x2="10.601cm" svg:y2="15.474cm" draw:start-shape="id122" draw:start-glue-point="3" draw:end-shape="id109" draw:end-glue-point="10" svg:d="M16100 15118l-5499 356" svg:viewBox="0 0 5500 357">
          <text:p/>
        </draw:connector>
        <presentation:notes draw:style-name="dp2">
          <draw:page-thumbnail draw:style-name="gr39" draw:layer="layout" svg:width="18.624cm" svg:height="10.476cm" svg:x="1.482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onnector draw:style-name="gr128" draw:text-style-name="P36" draw:layer="layout" draw:type="line" svg:x1="4cm" svg:y1="12.081cm" svg:x2="19.672cm" svg:y2="4.2cm" draw:start-shape="id123" draw:start-glue-point="1" draw:end-shape="id124" draw:end-glue-point="3" svg:d="M4000 12081l15672-7881" svg:viewBox="0 0 15673 7882">
          <text:p text:style-name="P3"><text:span text:style-name="T15">-4.6</text:span></text:p>
        </draw:connector>
        <draw:custom-shape draw:style-name="gr94" draw:text-style-name="P35" xml:id="id125" draw:id="id125" draw:layer="layout" svg:width="2.528cm" svg:height="1.164cm" svg:x="21.3cm" svg:y="18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ustom-shape draw:style-name="gr120" draw:text-style-name="P35" xml:id="id127" draw:id="id127" draw:layer="layout" svg:width="2.528cm" svg:height="1.163cm" svg:x="1.501cm" svg:y="6.714cm">
          <text:p text:style-name="P3"><text:span text:style-name="T23">Distance</text:span></text:p>
          <text:p text:style-name="P3"><text:span text:style-name="T23">from Tent</text:span></text:p>
          <draw:enhanced-geometry svg:viewBox="0 0 21600 21600" draw:type="rectangle" draw:enhanced-path="M 0 0 L 21600 0 21600 21600 0 21600 0 0 Z N"/>
        </draw:custom-shape>
        <draw:custom-shape draw:style-name="gr120" draw:text-style-name="P35" xml:id="id123" draw:id="id123" draw:layer="layout" svg:width="2.528cm" svg:height="1.163cm" svg:x="1.472cm" svg:y="11.5cm">
          <text:p text:style-name="P3"><text:span text:style-name="T23">Bay</text:span></text:p>
          <text:p text:style-name="P3"><text:span text:style-name="T23">Center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22.564cm" svg:y1="18cm" svg:x2="13.9cm" svg:y2="11.7cm" draw:start-shape="id125" draw:start-glue-point="0" draw:end-shape="id126" draw:end-glue-point="10" svg:d="M22564 18000l-8664-6300" svg:viewBox="0 0 8665 6301">
          <text:p text:style-name="P3"><text:span text:style-name="T15">-2.5</text:span></text:p>
        </draw:connector>
        <draw:connector draw:style-name="gr75" draw:text-style-name="P36" draw:layer="layout" draw:type="line" svg:x1="4.029cm" svg:y1="7.295cm" svg:x2="10.6cm" svg:y2="11.7cm" draw:start-shape="id127" draw:start-glue-point="1" draw:end-shape="id126" draw:end-glue-point="6" svg:d="M4029 7295l6571 4405" svg:viewBox="0 0 6572 4406">
          <text:p text:style-name="P3"><text:span text:style-name="T15">3.9</text:span></text:p>
        </draw:connector>
        <draw:connector draw:style-name="gr128" draw:text-style-name="P36" draw:layer="layout" draw:type="line" svg:x1="4cm" svg:y1="12.081cm" svg:x2="11.083cm" svg:y2="12.266cm" draw:start-shape="id123" draw:start-glue-point="1" draw:end-shape="id126" draw:end-glue-point="7" svg:d="M4000 12081l7083 185" svg:viewBox="0 0 7084 186">
          <text:p text:style-name="P3"><text:span text:style-name="T15">2.6</text:span></text:p>
        </draw:connector>
        <draw:custom-shape draw:style-name="gr94" draw:text-style-name="P35" xml:id="id130" draw:id="id130" draw:layer="layout" svg:width="2.528cm" svg:height="1.164cm" svg:x="14.372cm" svg:y="19.4cm">
          <text:p text:style-name="P3"><text:span text:style-name="T23">Tent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21.3cm" svg:y1="18.582cm" svg:x2="14.417cm" svg:y2="17.736cm" draw:start-shape="id125" draw:start-glue-point="3" draw:end-shape="id128" draw:end-glue-point="2" svg:d="M21300 18582l-6883-846" svg:viewBox="0 0 6884 847">
          <text:p text:style-name="P3"><text:span text:style-name="T15">-4.4</text:span></text:p>
        </draw:connector>
        <draw:connector draw:style-name="gr128" draw:text-style-name="P36" draw:layer="layout" draw:type="line" svg:x1="4cm" svg:y1="12.081cm" svg:x2="6.5cm" svg:y2="16.4cm" draw:start-shape="id123" draw:start-glue-point="1" draw:end-shape="id129" draw:end-glue-point="6" svg:d="M4000 12081l2500 4319" svg:viewBox="0 0 2501 4320">
          <text:p text:style-name="P3"><text:span text:style-name="T15">-2.1</text:span></text:p>
        </draw:connector>
        <draw:connector draw:style-name="gr107" draw:text-style-name="P39" draw:layer="layout" draw:type="line" svg:x1="15.636cm" svg:y1="19.4cm" svg:x2="14.417cm" svg:y2="17.736cm" draw:start-shape="id130" draw:start-glue-point="0" draw:end-shape="id128" draw:end-glue-point="2" svg:d="M15636 19400l-1219-1664" svg:viewBox="0 0 1220 1665">
          <text:p text:style-name="P3"><text:span text:style-name="T27">0.1</text:span></text:p>
        </draw:connector>
        <draw:connector draw:style-name="gr129" draw:text-style-name="P39" draw:layer="layout" draw:type="line" svg:x1="12.25cm" svg:y1="10.9cm" svg:x2="11.05cm" svg:y2="5.6cm" draw:start-shape="id126" draw:start-glue-point="4" draw:end-shape="id131" draw:end-glue-point="8" svg:d="M12250 10900l-1200-5300" svg:viewBox="0 0 1201 5301">
          <text:p text:style-name="P3"><text:span text:style-name="T27">1.0</text:span></text:p>
        </draw:connector>
        <draw:custom-shape draw:style-name="gr94" draw:text-style-name="P35" xml:id="id135" draw:id="id135" draw:layer="layout" svg:width="2.528cm" svg:height="1.164cm" svg:x="17.352cm" svg:y="11.019cm">
          <text:p text:style-name="P3"><text:span text:style-name="T23">Plant Size</text:span></text:p>
          <draw:enhanced-geometry svg:viewBox="0 0 21600 21600" draw:type="rectangle" draw:enhanced-path="M 0 0 L 21600 0 21600 21600 0 21600 0 0 Z N"/>
        </draw:custom-shape>
        <draw:custom-shape draw:style-name="gr115" draw:text-style-name="P35" xml:id="id134" draw:id="id134" draw:layer="layout" svg:width="2.528cm" svg:height="1.4cm" svg:x="23.924cm" svg:y="10.7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110" draw:text-style-name="P39" draw:layer="layout" draw:type="line" svg:x1="12.217cm" svg:y1="4.234cm" svg:x2="14.778cm" svg:y2="2.606cm" draw:start-shape="id131" draw:start-glue-point="11" draw:end-shape="id132" draw:end-glue-point="2" svg:d="M12217 4234l2561-1628" svg:viewBox="0 0 2562 1629">
          <text:p text:style-name="P3"><text:span text:style-name="T27">-0.9</text:span></text:p>
        </draw:connector>
        <draw:connector draw:style-name="gr109" draw:text-style-name="P36" draw:layer="layout" draw:type="line" svg:x1="12.7cm" svg:y1="4.8cm" svg:x2="19.672cm" svg:y2="4.2cm" draw:start-shape="id131" draw:start-glue-point="10" draw:end-shape="id124" draw:end-glue-point="3" svg:d="M12700 4800l6972-600" svg:viewBox="0 0 6973 601">
          <text:p text:style-name="P3"><text:span text:style-name="T15">2.3</text:span></text:p>
        </draw:connector>
        <draw:connector draw:style-name="gr109" draw:text-style-name="P36" draw:layer="layout" draw:type="line" svg:x1="12.7cm" svg:y1="4.8cm" svg:x2="22.172cm" svg:y2="7cm" draw:start-shape="id131" draw:start-glue-point="10" draw:end-shape="id133" draw:end-glue-point="3" svg:d="M12700 4800l9472 2200" svg:viewBox="0 0 9473 2201">
          <text:p text:style-name="P3"><text:span text:style-name="T15">3.1</text:span></text:p>
        </draw:connector>
        <draw:connector draw:style-name="gr112" draw:text-style-name="P36" draw:layer="layout" draw:type="line" svg:x1="23.924cm" svg:y1="11.4cm" svg:x2="19.88cm" svg:y2="11.601cm" draw:start-shape="id134" draw:start-glue-point="3" draw:end-shape="id135" draw:end-glue-point="1" svg:d="M23924 11400l-4044 201" svg:viewBox="0 0 4045 202">
          <text:p text:style-name="P3"><text:span text:style-name="T15">-13.2</text:span></text:p>
        </draw:connector>
        <draw:frame draw:style-name="gr126" draw:text-style-name="P26" draw:layer="layout" svg:width="10.932cm" svg:height="1.038cm" svg:x="0.768cm" svg:y="0.1cm">
          <draw:text-box>
            <text:p><text:span text:style-name="T17">Seed Canola Piecewise SEM</text:span></text:p>
          </draw:text-box>
        </draw:frame>
        <draw:connector draw:style-name="gr75" draw:text-style-name="P36" draw:layer="layout" draw:type="line" svg:x1="22.564cm" svg:y1="18cm" svg:x2="25.188cm" svg:y2="12.1cm" draw:start-shape="id125" draw:start-glue-point="0" draw:end-shape="id134" draw:end-glue-point="2" svg:d="M22564 18000l2624-5900" svg:viewBox="0 0 2625 5901">
          <text:p text:style-name="P3"><text:span text:style-name="T15">5.2</text:span></text:p>
        </draw:connector>
        <draw:connector draw:style-name="gr75" draw:text-style-name="P36" draw:layer="layout" draw:type="line" svg:x1="13.6cm" svg:y1="15.8cm" svg:x2="9.8cm" svg:y2="16.4cm" draw:start-shape="id136" draw:start-glue-point="3" draw:end-shape="id129" draw:end-glue-point="10" svg:d="M13600 15800l-3800 600" svg:viewBox="0 0 3801 601">
          <text:p text:style-name="P3"><text:span text:style-name="T15">3.6</text:span></text:p>
        </draw:connector>
        <draw:connector draw:style-name="gr130" draw:text-style-name="P36" draw:layer="layout" draw:type="line" svg:x1="22.564cm" svg:y1="18cm" svg:x2="18.616cm" svg:y2="12.183cm" draw:start-shape="id125" draw:start-glue-point="0" draw:end-shape="id135" draw:end-glue-point="2" svg:d="M22564 18000l-3948-5817" svg:viewBox="0 0 3949 5818">
          <text:p text:style-name="P3"><text:span text:style-name="T15">5.4</text:span></text:p>
        </draw:connector>
        <draw:connector draw:style-name="gr128" draw:text-style-name="P36" draw:layer="layout" draw:type="line" svg:x1="4cm" svg:y1="12.081cm" svg:x2="15cm" svg:y2="15.2cm" draw:start-shape="id123" draw:start-glue-point="1" draw:end-shape="id136" draw:end-glue-point="0" svg:d="M4000 12081l11000 3119" svg:viewBox="0 0 11001 3120">
          <text:p text:style-name="P3"><text:span text:style-name="T15">-2.1</text:span></text:p>
        </draw:connector>
        <draw:custom-shape draw:style-name="gr94" draw:text-style-name="P35" xml:id="id137" draw:id="id137" draw:layer="layout" svg:width="2.528cm" svg:height="1.164cm" svg:x="2.5cm" svg:y="2.6cm">
          <text:p text:style-name="P3"><text:span text:style-name="T23">Year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5.028cm" svg:y1="3.182cm" svg:x2="15cm" svg:y2="15.2cm" draw:start-shape="id137" draw:start-glue-point="1" draw:end-shape="id136" draw:end-glue-point="0" svg:d="M5028 3182l9972 12018" svg:viewBox="0 0 9973 12019">
          <text:p text:style-name="P3"><text:span text:style-name="T15">-2.9</text:span></text:p>
        </draw:connector>
        <draw:connector draw:style-name="gr75" draw:text-style-name="P36" draw:layer="layout" draw:type="line" svg:x1="21.3cm" svg:y1="18.582cm" svg:x2="16.4cm" svg:y2="15.8cm" draw:start-shape="id125" draw:start-glue-point="3" draw:end-shape="id136" draw:end-glue-point="1" svg:d="M21300 18582l-4900-2782" svg:viewBox="0 0 4901 2783">
          <text:p text:style-name="P3"><text:span text:style-name="T15">8.7</text:span></text:p>
        </draw:connector>
        <draw:connector draw:style-name="gr75" draw:text-style-name="P36" xml:id="id128" draw:id="id128" draw:layer="layout" draw:type="line" svg:x1="14.417cm" svg:y1="17.736cm" svg:x2="9.317cm" svg:y2="16.966cm" draw:end-shape="id129" draw:end-glue-point="9" svg:d="M14417 17736l-5100-770" svg:viewBox="0 0 5101 771">
          <text:p text:style-name="P3"><text:span text:style-name="T15">2.2</text:span></text:p>
        </draw:connector>
        <draw:connector draw:style-name="gr128" draw:text-style-name="P36" draw:layer="layout" draw:type="line" svg:x1="4cm" svg:y1="12.081cm" svg:x2="9.4cm" svg:y2="4.8cm" draw:start-shape="id123" draw:start-glue-point="1" draw:end-shape="id131" draw:end-glue-point="6" svg:d="M4000 12081l5400-7281" svg:viewBox="0 0 5401 7282">
          <text:p text:style-name="P3"><text:span text:style-name="T15">-4.5</text:span></text:p>
        </draw:connector>
        <draw:connector draw:style-name="gr130" draw:text-style-name="P36" draw:layer="layout" draw:type="line" svg:x1="21.3cm" svg:y1="18.582cm" svg:x2="12.217cm" svg:y2="5.366cm" draw:start-shape="id125" draw:start-glue-point="3" draw:end-shape="id131" draw:end-glue-point="9" svg:d="M21300 18582l-9083-13216" svg:viewBox="0 0 9084 13217">
          <text:p text:style-name="P3"><text:span text:style-name="T15">-4.4</text:span></text:p>
        </draw:connector>
        <draw:connector draw:style-name="gr113" draw:text-style-name="P36" draw:layer="layout" draw:type="line" svg:x1="18.616cm" svg:y1="11.019cm" svg:x2="23.436cm" svg:y2="7.6cm" draw:start-shape="id135" draw:start-glue-point="0" draw:end-shape="id133" draw:end-glue-point="2" svg:d="M18616 11019l4820-3419" svg:viewBox="0 0 4821 3420">
          <text:p text:style-name="P3"><text:span text:style-name="T15">19.9</text:span></text:p>
        </draw:connector>
        <draw:custom-shape draw:style-name="gr131" draw:text-style-name="P38" xml:id="id136" draw:id="id136" draw:layer="layout" svg:width="2.8cm" svg:height="1.2cm" svg:x="13.6cm" svg:y="15.2cm">
          <text:p text:style-name="P37"><text:span text:style-name="T25">Flower </text:span></text:p>
          <text:p text:style-name="P37"><text:span text:style-name="T25">Density</text:span></text:p>
          <draw:enhanced-geometry svg:viewBox="0 0 21600 21600" draw:type="rectangle" draw:enhanced-path="M 0 0 L 21600 0 21600 21600 0 21600 0 0 Z N"/>
        </draw:custom-shape>
        <draw:connector draw:style-name="gr128" draw:text-style-name="P36" draw:layer="layout" draw:type="line" svg:x1="4cm" svg:y1="12.081cm" svg:x2="22.172cm" svg:y2="7cm" draw:start-shape="id123" draw:start-glue-point="1" draw:end-shape="id133" draw:end-glue-point="3" svg:d="M4000 12081l18172-5081" svg:viewBox="0 0 18173 5082">
          <text:p text:style-name="P3"><text:span text:style-name="T15">-4.0</text:span></text:p>
        </draw:connector>
        <draw:connector draw:style-name="gr75" draw:text-style-name="P36" draw:layer="layout" draw:type="line" svg:x1="22.564cm" svg:y1="18cm" svg:x2="23.436cm" svg:y2="7.6cm" draw:start-shape="id125" draw:start-glue-point="0" draw:end-shape="id133" draw:end-glue-point="2" svg:d="M22564 18000l872-10400" svg:viewBox="0 0 873 10401">
          <text:p text:style-name="P3"><text:span text:style-name="T15">-5.3</text:span></text:p>
        </draw:connector>
        <draw:connector draw:style-name="gr75" draw:text-style-name="P36" draw:layer="layout" draw:type="line" svg:x1="4.029cm" svg:y1="7.295cm" svg:x2="22.172cm" svg:y2="7cm" draw:start-shape="id127" draw:start-glue-point="1" draw:end-shape="id133" draw:end-glue-point="3" svg:d="M4029 7295l18143-295" svg:viewBox="0 0 18144 296">
          <text:p text:style-name="P3"><text:span text:style-name="T15">-3.2</text:span></text:p>
        </draw:connector>
        <draw:connector draw:style-name="gr113" draw:text-style-name="P36" draw:layer="layout" draw:type="line" svg:x1="18.616cm" svg:y1="11.019cm" svg:x2="20.936cm" svg:y2="4.8cm" draw:start-shape="id135" draw:start-glue-point="0" draw:end-shape="id124" draw:end-glue-point="2" svg:d="M18616 11019l2320-6219" svg:viewBox="0 0 2321 6220">
          <text:p text:style-name="P3"><text:span text:style-name="T15">5.6</text:span></text:p>
        </draw:connector>
        <draw:connector draw:style-name="gr132" draw:text-style-name="P36" draw:layer="layout" draw:type="line" svg:x1="18.616cm" svg:y1="11.019cm" svg:x2="14.778cm" svg:y2="2.606cm" draw:start-shape="id135" draw:start-glue-point="0" draw:end-shape="id132" draw:end-glue-point="2" svg:d="M18616 11019l-3838-8413" svg:viewBox="0 0 3839 8414">
          <text:p text:style-name="P3"><text:span text:style-name="T15">4.7</text:span></text:p>
        </draw:connector>
        <draw:connector draw:style-name="gr75" draw:text-style-name="P36" draw:layer="layout" draw:type="line" svg:x1="5.028cm" svg:y1="3.182cm" svg:x2="13.514cm" svg:y2="2.006cm" draw:start-shape="id137" draw:start-glue-point="1" draw:end-shape="id132" draw:end-glue-point="3" svg:d="M5028 3182l8486-1176" svg:viewBox="0 0 8487 1177">
          <text:p text:style-name="P3"><text:span text:style-name="T15">3.6</text:span></text:p>
        </draw:connector>
        <draw:connector draw:style-name="gr112" draw:text-style-name="P36" draw:layer="layout" draw:type="line" svg:x1="23.924cm" svg:y1="11.4cm" svg:x2="14.778cm" svg:y2="2.606cm" draw:start-shape="id134" draw:start-glue-point="3" draw:end-shape="id132" draw:end-glue-point="2" svg:d="M23924 11400l-9146-8794" svg:viewBox="0 0 9147 8795">
          <text:p text:style-name="P3"><text:span text:style-name="T15">2.9</text:span></text:p>
        </draw:connector>
        <draw:custom-shape draw:style-name="gr133" draw:text-style-name="P42" xml:id="id131" draw:id="id131" draw:layer="layout" svg:width="3.3cm" svg:height="1.6cm" svg:x="9.4cm" svg:y="4cm">
          <text:p text:style-name="P37"><text:span text:style-name="T30">Pollination</text:span></text:p>
          <text:p text:style-name="P37"><text:span text:style-name="T30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41" xml:id="id129" draw:id="id129" draw:layer="layout" svg:width="3.3cm" svg:height="1.6cm" svg:x="6.5cm" svg:y="15.6cm">
          <text:p text:style-name="P3"><text:span text:style-name="T29">Leafcutter</text:span></text:p>
          <text:p text:style-name="P3"><text:span text:style-name="T29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41" xml:id="id126" draw:id="id126" draw:layer="layout" svg:width="3.3cm" svg:height="1.6cm" svg:x="10.6cm" svg:y="10.9cm">
          <text:p text:style-name="P3"><text:span text:style-name="T29">Honey bee</text:span></text:p>
          <text:p text:style-name="P3"><text:span text:style-name="T29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4" draw:text-style-name="P36" draw:layer="layout" draw:type="line" svg:x1="8.15cm" svg:y1="15.6cm" svg:x2="11.05cm" svg:y2="5.6cm" draw:start-shape="id129" draw:start-glue-point="4" draw:end-shape="id131" draw:end-glue-point="8" svg:d="M8150 15600l2900-10000" svg:viewBox="0 0 2901 10001">
          <text:p text:style-name="P3"><text:span text:style-name="T15">3.2</text:span></text:p>
        </draw:connector>
        <draw:custom-shape draw:style-name="gr98" draw:text-style-name="P35" xml:id="id133" draw:id="id133" draw:layer="layout" svg:width="2.528cm" svg:height="1.2cm" svg:x="22.172cm" svg:y="6.4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onnector draw:style-name="gr109" draw:text-style-name="P36" draw:layer="layout" draw:type="line" svg:x1="12.7cm" svg:y1="4.8cm" svg:x2="22.172cm" svg:y2="7cm" draw:end-shape="id138" draw:end-glue-point="3" svg:d="M12700 4800l9472 2200" svg:viewBox="0 0 9473 2201">
          <text:p text:style-name="P3"><text:span text:style-name="T15">3.1</text:span></text:p>
        </draw:connector>
        <draw:connector draw:style-name="gr113" draw:text-style-name="P36" draw:layer="layout" draw:type="line" svg:x1="18.616cm" svg:y1="11.019cm" svg:x2="23.436cm" svg:y2="7.6cm" draw:end-shape="id138" draw:end-glue-point="2" svg:d="M18616 11019l4820-3419" svg:viewBox="0 0 4821 3420">
          <text:p text:style-name="P3"><text:span text:style-name="T15">19.9</text:span></text:p>
        </draw:connector>
        <draw:connector draw:style-name="gr128" draw:text-style-name="P36" draw:layer="layout" draw:type="line" svg:x1="4cm" svg:y1="12.081cm" svg:x2="22.172cm" svg:y2="7cm" draw:end-shape="id138" draw:end-glue-point="3" svg:d="M4000 12081l18172-5081" svg:viewBox="0 0 18173 5082">
          <text:p text:style-name="P3"><text:span text:style-name="T15">-4.0</text:span></text:p>
        </draw:connector>
        <draw:connector draw:style-name="gr75" draw:text-style-name="P36" draw:layer="layout" draw:type="line" svg:x1="22.564cm" svg:y1="18cm" svg:x2="23.436cm" svg:y2="7.6cm" draw:end-shape="id138" draw:end-glue-point="2" svg:d="M22564 18000l872-10400" svg:viewBox="0 0 873 10401">
          <text:p text:style-name="P3"><text:span text:style-name="T15">-5.3</text:span></text:p>
        </draw:connector>
        <draw:connector draw:style-name="gr75" draw:text-style-name="P36" draw:layer="layout" draw:type="line" svg:x1="4.029cm" svg:y1="7.295cm" svg:x2="22.172cm" svg:y2="7cm" draw:end-shape="id138" draw:end-glue-point="3" svg:d="M4029 7295l18143-295" svg:viewBox="0 0 18144 296">
          <text:p text:style-name="P3"><text:span text:style-name="T15">-3.2</text:span></text:p>
        </draw:connector>
        <draw:connector draw:style-name="gr75" draw:text-style-name="P36" draw:layer="layout" draw:type="line" svg:x1="23.436cm" svg:y1="6.4cm" svg:x2="22.2cm" svg:y2="4.2cm" draw:start-shape="id138" draw:start-glue-point="0" draw:end-shape="id124" draw:end-glue-point="1" svg:d="M23436 6400l-1236-2200" svg:viewBox="0 0 1237 2201">
          <text:p text:style-name="P3"><text:span text:style-name="T15">6.0</text:span></text:p>
        </draw:connector>
        <draw:custom-shape draw:style-name="gr98" draw:text-style-name="P35" xml:id="id138" draw:id="id138" draw:layer="layout" svg:width="2.528cm" svg:height="1.2cm" svg:x="22.172cm" svg:y="6.4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124" draw:id="id124" draw:layer="layout" svg:width="2.528cm" svg:height="1.2cm" svg:x="19.672cm" svg:y="3.6cm">
          <text:p text:style-name="P3"><text:span text:style-name="T23">Seeds per</text:span></text:p>
          <text:p text:style-name="P3"><text:span text:style-name="T23">Pod</text:span></text:p>
          <draw:enhanced-geometry svg:viewBox="0 0 21600 21600" draw:type="rectangle" draw:enhanced-path="M 0 0 L 21600 0 21600 21600 0 21600 0 0 Z N"/>
        </draw:custom-shape>
        <draw:connector draw:style-name="gr128" draw:text-style-name="P36" draw:layer="layout" draw:type="line" svg:x1="4cm" svg:y1="12.081cm" svg:x2="19.672cm" svg:y2="4.2cm" draw:end-shape="id139" draw:end-glue-point="3" svg:d="M4000 12081l15672-7881" svg:viewBox="0 0 15673 7882">
          <text:p text:style-name="P3"><text:span text:style-name="T15">-4.6</text:span></text:p>
        </draw:connector>
        <draw:connector draw:style-name="gr109" draw:text-style-name="P36" draw:layer="layout" draw:type="line" svg:x1="12.7cm" svg:y1="4.8cm" svg:x2="19.672cm" svg:y2="4.2cm" draw:end-shape="id139" draw:end-glue-point="3" svg:d="M12700 4800l6972-600" svg:viewBox="0 0 6973 601">
          <text:p text:style-name="P3"><text:span text:style-name="T15">2.3</text:span></text:p>
        </draw:connector>
        <draw:connector draw:style-name="gr113" draw:text-style-name="P36" draw:layer="layout" draw:type="line" svg:x1="18.616cm" svg:y1="11.019cm" svg:x2="20.936cm" svg:y2="4.8cm" draw:end-shape="id139" draw:end-glue-point="2" svg:d="M18616 11019l2320-6219" svg:viewBox="0 0 2321 6220">
          <text:p text:style-name="P3"><text:span text:style-name="T15">5.6</text:span></text:p>
        </draw:connector>
        <draw:connector draw:style-name="gr75" draw:text-style-name="P36" draw:layer="layout" draw:type="line" svg:x1="19.672cm" svg:y1="4.2cm" svg:x2="16.042cm" svg:y2="2.006cm" draw:start-shape="id139" draw:start-glue-point="3" draw:end-shape="id132" draw:end-glue-point="1" svg:d="M19672 4200l-3630-2194" svg:viewBox="0 0 3631 2195">
          <text:p text:style-name="P3"><text:span text:style-name="T15">-13.1</text:span></text:p>
        </draw:connector>
        <draw:connector draw:style-name="gr75" draw:text-style-name="P36" draw:layer="layout" draw:type="line" svg:x1="23.436cm" svg:y1="6.4cm" svg:x2="22.2cm" svg:y2="4.2cm" draw:end-shape="id139" draw:end-glue-point="1" svg:d="M23436 6400l-1236-2200" svg:viewBox="0 0 1237 2201">
          <text:p text:style-name="P3"><text:span text:style-name="T15">6.0</text:span></text:p>
        </draw:connector>
        <draw:custom-shape draw:style-name="gr98" draw:text-style-name="P35" xml:id="id139" draw:id="id139" draw:layer="layout" svg:width="2.528cm" svg:height="1.2cm" svg:x="19.672cm" svg:y="3.6cm">
          <text:p text:style-name="P3"><text:span text:style-name="T23">Seeds per</text:span></text:p>
          <text:p text:style-name="P3"><text:span text:style-name="T23">Pod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132" draw:id="id132" draw:layer="layout" svg:width="2.528cm" svg:height="1.2cm" svg:x="13.514cm" svg:y="1.406cm">
          <text:p text:style-name="P3"><text:span text:style-name="T23">Seed size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4.029cm" svg:y1="7.295cm" svg:x2="6.983cm" svg:y2="15.834cm" draw:start-shape="id127" draw:start-glue-point="1" draw:end-shape="id129" draw:end-glue-point="5" svg:d="M4029 7295l2954 8539" svg:viewBox="0 0 2955 8540">
          <text:p text:style-name="P3"><text:span text:style-name="T15">-11.4</text:span></text:p>
        </draw:connector>
        <draw:custom-shape draw:style-name="gr94" draw:text-style-name="P35" xml:id="id140" draw:id="id140" draw:layer="layout" svg:width="2.528cm" svg:height="1.164cm" svg:x="21.3cm" svg:y="18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22.564cm" svg:y1="18cm" svg:x2="13.9cm" svg:y2="11.7cm" draw:start-shape="id140" draw:start-glue-point="0" svg:d="M22564 18000l-8664-6300" svg:viewBox="0 0 8665 6301">
          <text:p text:style-name="P3"><text:span text:style-name="T15">-2.5</text:span></text:p>
        </draw:connector>
        <draw:connector draw:style-name="gr75" draw:text-style-name="P36" draw:layer="layout" draw:type="line" svg:x1="21.3cm" svg:y1="18.582cm" svg:x2="14.417cm" svg:y2="17.736cm" draw:start-shape="id140" draw:start-glue-point="3" svg:d="M21300 18582l-6883-846" svg:viewBox="0 0 6884 847">
          <text:p text:style-name="P3"><text:span text:style-name="T15">-4.4</text:span></text:p>
        </draw:connector>
        <draw:connector draw:style-name="gr75" draw:text-style-name="P36" draw:layer="layout" draw:type="line" svg:x1="22.564cm" svg:y1="18cm" svg:x2="25.188cm" svg:y2="12.1cm" draw:start-shape="id140" draw:start-glue-point="0" svg:d="M22564 18000l2624-5900" svg:viewBox="0 0 2625 5901">
          <text:p text:style-name="P3"><text:span text:style-name="T15">5.2</text:span></text:p>
        </draw:connector>
        <draw:connector draw:style-name="gr130" draw:text-style-name="P36" draw:layer="layout" draw:type="line" svg:x1="22.564cm" svg:y1="18cm" svg:x2="18.616cm" svg:y2="12.183cm" draw:start-shape="id140" draw:start-glue-point="0" svg:d="M22564 18000l-3948-5817" svg:viewBox="0 0 3949 5818">
          <text:p text:style-name="P3"><text:span text:style-name="T15">5.4</text:span></text:p>
        </draw:connector>
        <draw:connector draw:style-name="gr75" draw:text-style-name="P36" draw:layer="layout" draw:type="line" svg:x1="21.3cm" svg:y1="18.582cm" svg:x2="16.4cm" svg:y2="15.8cm" draw:start-shape="id140" draw:start-glue-point="3" svg:d="M21300 18582l-4900-2782" svg:viewBox="0 0 4901 2783">
          <text:p text:style-name="P3"><text:span text:style-name="T15">8.7</text:span></text:p>
        </draw:connector>
        <draw:connector draw:style-name="gr130" draw:text-style-name="P36" draw:layer="layout" draw:type="line" svg:x1="21.3cm" svg:y1="18.582cm" svg:x2="12.217cm" svg:y2="5.366cm" draw:start-shape="id140" draw:start-glue-point="3" svg:d="M21300 18582l-9083-13216" svg:viewBox="0 0 9084 13217">
          <text:p text:style-name="P3"><text:span text:style-name="T15">-4.4</text:span></text:p>
        </draw:connector>
        <draw:connector draw:style-name="gr75" draw:text-style-name="P36" draw:layer="layout" draw:type="line" svg:x1="22.564cm" svg:y1="18cm" svg:x2="23.436cm" svg:y2="7.6cm" draw:start-shape="id140" draw:start-glue-point="0" svg:d="M22564 18000l872-10400" svg:viewBox="0 0 873 10401">
          <text:p text:style-name="P3"><text:span text:style-name="T15">-5.3</text:span></text:p>
        </draw:connector>
        <presentation:notes draw:style-name="dp2">
          <draw:page-thumbnail draw:style-name="gr39" draw:layer="layout" svg:width="18.624cm" svg:height="10.476cm" svg:x="1.482cm" svg:y="2.123cm" draw:page-number="1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Robinson</meta:initial-creator>
    <meta:creation-date>2017-07-27T17:23:29.285000000</meta:creation-date>
    <dc:date>2018-11-26T17:37:53.050000000</dc:date>
    <dc:creator>Samuel Robinson</dc:creator>
    <meta:editing-duration>P2DT9H51M46S</meta:editing-duration>
    <meta:editing-cycles>58</meta:editing-cycles>
    <meta:generator>LibreOffice/6.1.1.2$Windows_X86_64 LibreOffice_project/5d19a1bfa650b796764388cd8b33a5af1f5baa1b</meta:generator>
    <meta:document-statistic meta:object-count="508"/>
  </office:meta>
</office:document-meta>
</file>